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fbfd" officeooo:paragraph-rsid="0001fbfd"/>
    </style:style>
    <style:style style:name="P2" style:family="paragraph" style:parent-style-name="Standard">
      <style:text-properties fo:font-weight="normal" officeooo:rsid="00076c8c" officeooo:paragraph-rsid="00076c8c" style:font-weight-asian="normal" style:font-weight-complex="normal"/>
    </style:style>
    <style:style style:name="P3" style:family="paragraph" style:parent-style-name="Standard">
      <style:text-properties fo:font-weight="normal" officeooo:rsid="000af8c8" officeooo:paragraph-rsid="000af8c8" style:font-weight-asian="normal" style:font-weight-complex="normal"/>
    </style:style>
    <style:style style:name="P4" style:family="paragraph" style:parent-style-name="Standard">
      <style:text-properties fo:font-weight="normal" officeooo:rsid="000c0ee6" officeooo:paragraph-rsid="000c0ee6" style:font-weight-asian="normal" style:font-weight-complex="normal"/>
    </style:style>
    <style:style style:name="P5" style:family="paragraph" style:parent-style-name="Standard">
      <style:text-properties fo:font-weight="normal" officeooo:rsid="00111835" officeooo:paragraph-rsid="00111835" style:font-weight-asian="normal" style:font-weight-complex="normal"/>
    </style:style>
    <style:style style:name="P6" style:family="paragraph" style:parent-style-name="Standard">
      <style:text-properties fo:font-weight="normal" officeooo:rsid="0016a188" officeooo:paragraph-rsid="0016a188" style:font-weight-asian="normal" style:font-weight-complex="normal"/>
    </style:style>
    <style:style style:name="P7" style:family="paragraph" style:parent-style-name="Standard">
      <style:text-properties fo:font-weight="normal" officeooo:rsid="001893ba" officeooo:paragraph-rsid="001893ba" style:font-weight-asian="normal" style:font-weight-complex="normal"/>
    </style:style>
    <style:style style:name="P8" style:family="paragraph" style:parent-style-name="Standard">
      <style:text-properties fo:font-weight="normal" officeooo:rsid="0019fa9d" officeooo:paragraph-rsid="0019fa9d" style:font-weight-asian="normal" style:font-weight-complex="normal"/>
    </style:style>
    <style:style style:name="P9" style:family="paragraph" style:parent-style-name="Standard">
      <style:text-properties fo:font-weight="normal" officeooo:rsid="001b4eab" officeooo:paragraph-rsid="001b4eab" style:font-weight-asian="normal" style:font-weight-complex="normal"/>
    </style:style>
    <style:style style:name="P10" style:family="paragraph" style:parent-style-name="Standard">
      <style:text-properties fo:font-weight="normal" officeooo:rsid="001f19f6" officeooo:paragraph-rsid="001f19f6" style:font-weight-asian="normal" style:font-weight-complex="normal"/>
    </style:style>
    <style:style style:name="P11" style:family="paragraph" style:parent-style-name="Standard">
      <style:text-properties fo:font-weight="normal" officeooo:rsid="0021433a" officeooo:paragraph-rsid="0021433a" style:font-weight-asian="normal" style:font-weight-complex="normal"/>
    </style:style>
    <style:style style:name="P12" style:family="paragraph" style:parent-style-name="Standard">
      <style:text-properties fo:font-weight="normal" officeooo:rsid="00236007" officeooo:paragraph-rsid="00236007" style:font-weight-asian="normal" style:font-weight-complex="normal"/>
    </style:style>
    <style:style style:name="P13" style:family="paragraph" style:parent-style-name="Standard">
      <style:text-properties fo:font-weight="normal" officeooo:rsid="00245ce1" officeooo:paragraph-rsid="00245ce1" style:font-weight-asian="normal" style:font-weight-complex="normal"/>
    </style:style>
    <style:style style:name="P14" style:family="paragraph" style:parent-style-name="Standard">
      <style:text-properties fo:font-weight="normal" officeooo:rsid="002ba77c" officeooo:paragraph-rsid="002ba77c" style:font-weight-asian="normal" style:font-weight-complex="normal"/>
    </style:style>
    <style:style style:name="P15" style:family="paragraph" style:parent-style-name="Standard">
      <style:text-properties fo:font-weight="normal" officeooo:rsid="003362e8" officeooo:paragraph-rsid="0034da6f" style:font-weight-asian="normal" style:font-weight-complex="normal"/>
    </style:style>
    <style:style style:name="P16" style:family="paragraph" style:parent-style-name="Standard">
      <style:text-properties fo:font-weight="normal" officeooo:rsid="0045c3c2" officeooo:paragraph-rsid="0045c3c2" style:font-weight-asian="normal" style:font-weight-complex="normal"/>
    </style:style>
    <style:style style:name="P17" style:family="paragraph" style:parent-style-name="Standard">
      <style:text-properties fo:font-weight="normal" officeooo:rsid="00494d32" officeooo:paragraph-rsid="00494d32" style:font-weight-asian="normal" style:font-weight-complex="normal"/>
    </style:style>
    <style:style style:name="P18" style:family="paragraph" style:parent-style-name="Standard">
      <style:text-properties fo:font-weight="normal" officeooo:rsid="00496d73" officeooo:paragraph-rsid="00496d73" style:font-weight-asian="normal" style:font-weight-complex="normal"/>
    </style:style>
    <style:style style:name="P19" style:family="paragraph" style:parent-style-name="Standard">
      <style:text-properties fo:font-weight="normal" officeooo:rsid="00537f7e" officeooo:paragraph-rsid="00537f7e" style:font-weight-asian="normal" style:font-weight-complex="normal"/>
    </style:style>
    <style:style style:name="P20" style:family="paragraph" style:parent-style-name="Standard">
      <style:text-properties fo:font-weight="normal" officeooo:rsid="00553409" officeooo:paragraph-rsid="00553409" style:font-weight-asian="normal" style:font-weight-complex="normal"/>
    </style:style>
    <style:style style:name="P21" style:family="paragraph" style:parent-style-name="Standard">
      <style:text-properties fo:font-weight="normal" officeooo:rsid="0058c903" officeooo:paragraph-rsid="0058c903" style:font-weight-asian="normal" style:font-weight-complex="normal"/>
    </style:style>
    <style:style style:name="P22" style:family="paragraph" style:parent-style-name="Standard">
      <style:text-properties fo:font-weight="normal" officeooo:rsid="005ac96f" officeooo:paragraph-rsid="005ac96f" style:font-weight-asian="normal" style:font-weight-complex="normal"/>
    </style:style>
    <style:style style:name="P23" style:family="paragraph" style:parent-style-name="Standard">
      <style:text-properties fo:font-weight="normal" officeooo:rsid="005af2fa" officeooo:paragraph-rsid="005af2fa" style:font-weight-asian="normal" style:font-weight-complex="normal"/>
    </style:style>
    <style:style style:name="P24" style:family="paragraph" style:parent-style-name="Standard">
      <style:text-properties fo:color="#00a933" loext:opacity="100%" fo:font-weight="normal" officeooo:rsid="00236007" officeooo:paragraph-rsid="00236007" style:font-weight-asian="normal" style:font-weight-complex="normal"/>
    </style:style>
    <style:style style:name="P25" style:family="paragraph" style:parent-style-name="Standard">
      <style:text-properties fo:color="#00a933" loext:opacity="100%" fo:font-weight="normal" officeooo:rsid="00245ce1" officeooo:paragraph-rsid="00245ce1" style:font-weight-asian="normal" style:font-weight-complex="normal"/>
    </style:style>
    <style:style style:name="P26" style:family="paragraph" style:parent-style-name="Standard">
      <style:text-properties fo:color="#00a933" loext:opacity="100%" fo:font-weight="normal" officeooo:rsid="00280e10" officeooo:paragraph-rsid="00280e10" style:font-weight-asian="normal" style:font-weight-complex="normal"/>
    </style:style>
    <style:style style:name="P27" style:family="paragraph" style:parent-style-name="Standard">
      <style:text-properties fo:color="#00a933" loext:opacity="100%" fo:font-weight="normal" officeooo:rsid="002ba77c" officeooo:paragraph-rsid="002ba77c" style:font-weight-asian="normal" style:font-weight-complex="normal"/>
    </style:style>
    <style:style style:name="P28" style:family="paragraph" style:parent-style-name="Standard">
      <style:text-properties fo:color="#00a933" loext:opacity="100%" fo:font-weight="normal" officeooo:rsid="001f19f6" officeooo:paragraph-rsid="001f19f6" style:font-weight-asian="normal" style:font-weight-complex="normal"/>
    </style:style>
    <style:style style:name="P29" style:family="paragraph" style:parent-style-name="Standard">
      <style:text-properties fo:color="#00a933" loext:opacity="100%" fo:font-weight="normal" officeooo:rsid="000c0ee6" officeooo:paragraph-rsid="000c0ee6" style:font-weight-asian="normal" style:font-weight-complex="normal"/>
    </style:style>
    <style:style style:name="P30" style:family="paragraph" style:parent-style-name="Standard">
      <style:text-properties fo:color="#00a933" loext:opacity="100%" fo:font-weight="normal" officeooo:rsid="0019fa9d" officeooo:paragraph-rsid="0019fa9d" style:font-weight-asian="normal" style:font-weight-complex="normal"/>
    </style:style>
    <style:style style:name="P31" style:family="paragraph" style:parent-style-name="Standard">
      <style:text-properties fo:color="#00a933" loext:opacity="100%" fo:font-weight="normal" officeooo:rsid="001b4eab" officeooo:paragraph-rsid="001b4eab" style:font-weight-asian="normal" style:font-weight-complex="normal"/>
    </style:style>
    <style:style style:name="P32" style:family="paragraph" style:parent-style-name="Standard">
      <style:text-properties fo:color="#00a933" loext:opacity="100%" fo:font-weight="normal" officeooo:rsid="0001fbfd" officeooo:paragraph-rsid="0001fbfd" style:font-weight-asian="normal" style:font-weight-complex="normal"/>
    </style:style>
    <style:style style:name="P33" style:family="paragraph" style:parent-style-name="Standard">
      <style:text-properties fo:color="#00a933" loext:opacity="100%" fo:font-weight="normal" officeooo:rsid="0002fa41" officeooo:paragraph-rsid="0002fa41" style:font-weight-asian="normal" style:font-weight-complex="normal"/>
    </style:style>
    <style:style style:name="P34" style:family="paragraph" style:parent-style-name="Standard">
      <style:text-properties fo:color="#00a933" loext:opacity="100%" fo:font-weight="normal" officeooo:rsid="00066b61" officeooo:paragraph-rsid="00066b61" style:font-weight-asian="normal" style:font-weight-complex="normal"/>
    </style:style>
    <style:style style:name="P35" style:family="paragraph" style:parent-style-name="Standard">
      <style:text-properties fo:color="#00a933" loext:opacity="100%" fo:font-weight="normal" officeooo:rsid="00076c8c" officeooo:paragraph-rsid="00076c8c" style:font-weight-asian="normal" style:font-weight-complex="normal"/>
    </style:style>
    <style:style style:name="P36" style:family="paragraph" style:parent-style-name="Standard">
      <style:text-properties fo:color="#00a933" loext:opacity="100%" fo:font-weight="normal" officeooo:rsid="003cb3f0" officeooo:paragraph-rsid="003cb3f0" style:font-weight-asian="normal" style:font-weight-complex="normal"/>
    </style:style>
    <style:style style:name="P37" style:family="paragraph" style:parent-style-name="Standard">
      <style:text-properties fo:color="#00a933" loext:opacity="100%" fo:font-weight="normal" officeooo:rsid="00494d32" officeooo:paragraph-rsid="00494d32" style:font-weight-asian="normal" style:font-weight-complex="normal"/>
    </style:style>
    <style:style style:name="P38" style:family="paragraph" style:parent-style-name="Standard">
      <style:text-properties fo:color="#00a933" loext:opacity="100%" fo:font-weight="normal" officeooo:rsid="00496d73" officeooo:paragraph-rsid="00496d73" style:font-weight-asian="normal" style:font-weight-complex="normal"/>
    </style:style>
    <style:style style:name="P39" style:family="paragraph" style:parent-style-name="Standard">
      <style:text-properties fo:color="#00a933" loext:opacity="100%" fo:font-weight="normal" officeooo:rsid="004d928d" officeooo:paragraph-rsid="004d928d" style:font-weight-asian="normal" style:font-weight-complex="normal"/>
    </style:style>
    <style:style style:name="P40" style:family="paragraph" style:parent-style-name="Standard">
      <style:text-properties fo:color="#00a933" loext:opacity="100%" fo:font-weight="normal" officeooo:rsid="004d928d" officeooo:paragraph-rsid="005264fe" style:font-weight-asian="normal" style:font-weight-complex="normal"/>
    </style:style>
    <style:style style:name="P41" style:family="paragraph" style:parent-style-name="Standard">
      <style:text-properties fo:color="#00a933" loext:opacity="100%" fo:font-weight="normal" officeooo:rsid="00537f7e" officeooo:paragraph-rsid="00537f7e" style:font-weight-asian="normal" style:font-weight-complex="normal"/>
    </style:style>
    <style:style style:name="P42" style:family="paragraph" style:parent-style-name="Standard">
      <style:text-properties fo:color="#00a933" loext:opacity="100%" fo:font-weight="normal" officeooo:rsid="00553409" officeooo:paragraph-rsid="00553409" style:font-weight-asian="normal" style:font-weight-complex="normal"/>
    </style:style>
    <style:style style:name="P43" style:family="paragraph" style:parent-style-name="Standard">
      <style:text-properties fo:color="#00a933" loext:opacity="100%" fo:font-weight="normal" officeooo:rsid="0058c903" officeooo:paragraph-rsid="0058c903" style:font-weight-asian="normal" style:font-weight-complex="normal"/>
    </style:style>
    <style:style style:name="P44" style:family="paragraph" style:parent-style-name="Standard">
      <style:text-properties fo:color="#00a933" loext:opacity="100%" fo:font-weight="normal" officeooo:rsid="0059e1c5" officeooo:paragraph-rsid="0059e1c5" style:font-weight-asian="normal" style:font-weight-complex="normal"/>
    </style:style>
    <style:style style:name="P45" style:family="paragraph" style:parent-style-name="Standard">
      <style:text-properties fo:color="#00a933" loext:opacity="100%" fo:font-weight="normal" officeooo:rsid="005ac96f" officeooo:paragraph-rsid="005ac96f" style:font-weight-asian="normal" style:font-weight-complex="normal"/>
    </style:style>
    <style:style style:name="P46" style:family="paragraph" style:parent-style-name="Standard">
      <style:text-properties fo:color="#00a933" loext:opacity="100%" fo:font-weight="normal" officeooo:rsid="002fa0d9" officeooo:paragraph-rsid="002fa0d9" style:font-weight-asian="normal" style:font-weight-complex="normal"/>
    </style:style>
    <style:style style:name="P47" style:family="paragraph" style:parent-style-name="Standard">
      <style:text-properties fo:color="#00a933" loext:opacity="100%" style:text-line-through-style="none" style:text-line-through-type="none" fo:font-weight="normal" officeooo:rsid="00124e9a" officeooo:paragraph-rsid="00111835" style:font-weight-asian="normal" style:font-weight-complex="normal"/>
    </style:style>
    <style:style style:name="P48" style:family="paragraph" style:parent-style-name="Standard">
      <style:text-properties fo:color="#00a933" loext:opacity="100%" style:text-line-through-style="none" style:text-line-through-type="none" fo:font-weight="normal" officeooo:rsid="00128a79" officeooo:paragraph-rsid="00111835" style:font-weight-asian="normal" style:font-weight-complex="normal"/>
    </style:style>
    <style:style style:name="P49" style:family="paragraph" style:parent-style-name="Standard">
      <style:text-properties fo:color="#00a933" loext:opacity="100%" style:text-line-through-style="none" style:text-line-through-type="none" fo:font-weight="normal" officeooo:rsid="0016b0d0" officeooo:paragraph-rsid="0016a188" style:font-weight-asian="normal" style:font-weight-complex="normal"/>
    </style:style>
    <style:style style:name="P50" style:family="paragraph" style:parent-style-name="Standard">
      <style:text-properties fo:color="#00a933" loext:opacity="100%" officeooo:rsid="0001fbfd" officeooo:paragraph-rsid="0001fbfd"/>
    </style:style>
    <style:style style:name="P51" style:family="paragraph" style:parent-style-name="Standard">
      <style:text-properties fo:color="#00a933" loext:opacity="100%" fo:font-style="normal" fo:font-weight="normal" officeooo:rsid="003e475f" officeooo:paragraph-rsid="003e475f" style:font-style-asian="normal" style:font-weight-asian="normal" style:font-style-complex="normal" style:font-weight-complex="normal"/>
    </style:style>
    <style:style style:name="P52" style:family="paragraph" style:parent-style-name="Standard">
      <style:text-properties fo:color="#00a933" loext:opacity="100%" fo:font-style="normal" fo:font-weight="normal" officeooo:rsid="004266c1" officeooo:paragraph-rsid="004266c1" style:font-style-asian="normal" style:font-weight-asian="normal" style:font-style-complex="normal" style:font-weight-complex="normal"/>
    </style:style>
    <style:style style:name="P53" style:family="paragraph" style:parent-style-name="Standard">
      <style:text-properties fo:color="#00a933" loext:opacity="100%" fo:font-style="italic" fo:font-weight="normal" officeooo:rsid="003d4e11" officeooo:paragraph-rsid="003e475f" style:font-style-asian="italic" style:font-weight-asian="normal" style:font-style-complex="italic" style:font-weight-complex="normal"/>
    </style:style>
    <style:style style:name="P54" style:family="paragraph" style:parent-style-name="Standard">
      <style:text-properties fo:color="#2a6099" loext:opacity="100%" officeooo:rsid="0009d06c" officeooo:paragraph-rsid="0009d06c"/>
    </style:style>
    <style:style style:name="P55" style:family="paragraph" style:parent-style-name="Standard">
      <style:text-properties fo:color="#2a6099" loext:opacity="100%" fo:font-weight="normal" officeooo:rsid="000af8c8" officeooo:paragraph-rsid="000af8c8" style:font-weight-asian="normal" style:font-weight-complex="normal"/>
    </style:style>
    <style:style style:name="P56" style:family="paragraph" style:parent-style-name="Standard">
      <style:text-properties fo:color="#2a6099" loext:opacity="100%" fo:font-weight="normal" officeooo:rsid="001d8daa" officeooo:paragraph-rsid="001d8daa" style:font-weight-asian="normal" style:font-weight-complex="normal"/>
    </style:style>
    <style:style style:name="P57" style:family="paragraph" style:parent-style-name="Standard">
      <style:text-properties fo:color="#2a6099" loext:opacity="100%" fo:font-weight="normal" officeooo:rsid="001f19f6" officeooo:paragraph-rsid="001f19f6" style:font-weight-asian="normal" style:font-weight-complex="normal"/>
    </style:style>
    <style:style style:name="P58" style:family="paragraph" style:parent-style-name="Standard">
      <style:text-properties fo:color="#2a6099" loext:opacity="100%" fo:font-weight="normal" officeooo:rsid="0021433a" officeooo:paragraph-rsid="0021433a" style:font-weight-asian="normal" style:font-weight-complex="normal"/>
    </style:style>
    <style:style style:name="P59" style:family="paragraph" style:parent-style-name="Standard">
      <style:text-properties fo:color="#2a6099" loext:opacity="100%" fo:font-weight="normal" officeooo:rsid="003272a7" officeooo:paragraph-rsid="003272a7" style:font-weight-asian="normal" style:font-weight-complex="normal"/>
    </style:style>
    <style:style style:name="P60" style:family="paragraph" style:parent-style-name="Standard">
      <style:text-properties fo:color="#2a6099" loext:opacity="100%" fo:font-weight="normal" officeooo:rsid="003362e8" officeooo:paragraph-rsid="0034da6f" style:font-weight-asian="normal" style:font-weight-complex="normal"/>
    </style:style>
    <style:style style:name="P61" style:family="paragraph" style:parent-style-name="Standard">
      <style:text-properties fo:color="#000000" loext:opacity="100%" fo:font-style="normal" fo:font-weight="normal" officeooo:rsid="003e475f" officeooo:paragraph-rsid="003e475f" style:font-style-asian="normal" style:font-weight-asian="normal" style:font-style-complex="normal" style:font-weight-complex="normal"/>
    </style:style>
    <style:style style:name="P62" style:family="paragraph" style:parent-style-name="Standard">
      <style:text-properties fo:color="#000000" loext:opacity="100%" fo:font-style="normal" fo:font-weight="normal" officeooo:rsid="0043c4db" officeooo:paragraph-rsid="0043c4db" style:font-style-asian="normal" style:font-weight-asian="normal" style:font-style-complex="normal" style:font-weight-complex="normal"/>
    </style:style>
    <style:style style:name="P63" style:family="paragraph" style:parent-style-name="Standard">
      <style:text-properties fo:color="#000000" loext:opacity="100%" fo:font-style="normal" style:text-underline-style="none" officeooo:rsid="007530a1" officeooo:paragraph-rsid="007530a1" style:font-style-asian="normal" style:font-style-complex="normal"/>
    </style:style>
    <style:style style:name="P64" style:family="paragraph" style:parent-style-name="Text_20_body">
      <style:text-properties fo:color="#000000" loext:opacity="100%" fo:font-style="normal" style:text-underline-style="none" officeooo:rsid="007530a1" officeooo:paragraph-rsid="007530a1" style:font-style-asian="normal" style:font-style-complex="normal"/>
    </style:style>
    <style:style style:name="P65" style:family="paragraph" style:parent-style-name="Standard">
      <style:text-properties fo:color="#000000" loext:opacity="100%" fo:font-style="normal" style:text-underline-style="none" officeooo:rsid="0079355c" officeooo:paragraph-rsid="0079355c" style:font-style-asian="normal" style:font-style-complex="normal"/>
    </style:style>
    <style:style style:name="P66" style:family="paragraph" style:parent-style-name="Standard">
      <style:text-properties fo:color="#000000" loext:opacity="100%" fo:font-style="normal" style:text-underline-style="none" officeooo:rsid="007a693f" officeooo:paragraph-rsid="007a693f" style:font-style-asian="normal" style:font-style-complex="normal"/>
    </style:style>
    <style:style style:name="P67" style:family="paragraph" style:parent-style-name="Standard">
      <style:text-properties fo:color="#000000" loext:opacity="100%" fo:font-style="normal" style:text-underline-style="none" officeooo:rsid="007d11aa" officeooo:paragraph-rsid="007d11aa" style:font-style-asian="normal" style:font-style-complex="normal"/>
    </style:style>
    <style:style style:name="P68" style:family="paragraph" style:parent-style-name="Text_20_body">
      <style:text-properties fo:color="#000000" loext:opacity="100%" fo:font-style="normal" style:text-underline-style="none" officeooo:rsid="007d11aa" officeooo:paragraph-rsid="007d11aa" style:font-style-asian="normal" style:font-style-complex="normal"/>
    </style:style>
    <style:style style:name="P69" style:family="paragraph" style:parent-style-name="Standard">
      <style:text-properties fo:color="#000000" loext:opacity="100%" fo:font-style="normal" style:text-underline-style="none" officeooo:rsid="007db6cf" officeooo:paragraph-rsid="007db6cf" style:font-style-asian="normal" style:font-style-complex="normal"/>
    </style:style>
    <style:style style:name="P70" style:family="paragraph" style:parent-style-name="Standard">
      <style:text-properties fo:color="#000000" loext:opacity="100%" fo:font-style="normal" style:text-underline-style="none" officeooo:rsid="007f833b" officeooo:paragraph-rsid="007f833b" style:font-style-asian="normal" style:font-style-complex="normal"/>
    </style:style>
    <style:style style:name="P71" style:family="paragraph" style:parent-style-name="Standard">
      <style:text-properties fo:color="#000000" loext:opacity="100%" fo:font-style="normal" style:text-underline-style="none" officeooo:rsid="0081f0f1" officeooo:paragraph-rsid="0081f0f1" style:font-style-asian="normal" style:font-style-complex="normal"/>
    </style:style>
    <style:style style:name="P72" style:family="paragraph" style:parent-style-name="Text_20_body">
      <style:text-properties fo:color="#000000" loext:opacity="100%" fo:font-style="normal" style:text-underline-style="none" officeooo:rsid="0083d9cc" officeooo:paragraph-rsid="0083d9cc" style:font-style-asian="normal" style:font-style-complex="normal"/>
    </style:style>
    <style:style style:name="P73" style:family="paragraph" style:parent-style-name="Text_20_body">
      <style:text-properties fo:color="#000000" loext:opacity="100%" fo:font-style="normal" style:text-underline-style="none" officeooo:rsid="008707e4" officeooo:paragraph-rsid="008707e4" style:font-style-asian="normal" style:font-style-complex="normal"/>
    </style:style>
    <style:style style:name="P74" style:family="paragraph" style:parent-style-name="Text_20_body">
      <style:text-properties fo:color="#000000" loext:opacity="100%" fo:font-style="normal" style:text-underline-style="none" officeooo:rsid="0088dbd7" officeooo:paragraph-rsid="0088dbd7" style:font-style-asian="normal" style:font-style-complex="normal"/>
    </style:style>
    <style:style style:name="P75" style:family="paragraph" style:parent-style-name="Text_20_body">
      <style:text-properties fo:color="#000000" loext:opacity="100%" fo:font-style="normal" style:text-underline-style="none" officeooo:rsid="008f7f20" officeooo:paragraph-rsid="008f7f20" style:font-style-asian="normal" style:font-style-complex="normal"/>
    </style:style>
    <style:style style:name="P76" style:family="paragraph" style:parent-style-name="Text_20_body">
      <style:text-properties fo:color="#000000" loext:opacity="100%" fo:font-style="normal" style:text-underline-style="none" officeooo:rsid="0090f779" officeooo:paragraph-rsid="0090f779" style:font-style-asian="normal" style:font-style-complex="normal"/>
    </style:style>
    <style:style style:name="P77" style:family="paragraph" style:parent-style-name="Text_20_body">
      <style:text-properties fo:color="#000000" loext:opacity="100%" fo:font-style="normal" style:text-underline-style="none" officeooo:rsid="0090fa22" officeooo:paragraph-rsid="0090fa22" style:font-style-asian="normal" style:font-style-complex="normal"/>
    </style:style>
    <style:style style:name="P78" style:family="paragraph" style:parent-style-name="Text_20_body">
      <style:text-properties fo:color="#000000" loext:opacity="100%" fo:font-style="normal" style:text-underline-style="none" officeooo:rsid="0085ac8d" officeooo:paragraph-rsid="0085ac8d" style:font-style-asian="normal" style:font-style-complex="normal"/>
    </style:style>
    <style:style style:name="P79" style:family="paragraph" style:parent-style-name="Text_20_body">
      <style:text-properties fo:color="#000000" loext:opacity="100%" fo:font-style="normal" style:text-underline-style="none" officeooo:rsid="008ab371" officeooo:paragraph-rsid="008ab371" style:font-style-asian="normal" style:font-style-complex="normal"/>
    </style:style>
    <style:style style:name="P80" style:family="paragraph" style:parent-style-name="Text_20_body">
      <style:text-properties fo:color="#000000" loext:opacity="100%" fo:font-style="normal" style:text-underline-style="none" fo:font-weight="bold" officeooo:rsid="0090fa22" officeooo:paragraph-rsid="0090fa22" style:font-style-asian="normal" style:font-weight-asian="bold" style:font-style-complex="normal" style:font-weight-complex="bold"/>
    </style:style>
    <style:style style:name="P81" style:family="paragraph" style:parent-style-name="Text_20_body">
      <style:text-properties fo:color="#000000" loext:opacity="100%" fo:font-style="normal" style:text-underline-style="none" fo:font-weight="normal" officeooo:rsid="009c48fe" officeooo:paragraph-rsid="009c48fe" style:font-style-asian="normal" style:font-weight-asian="normal" style:font-style-complex="normal" style:font-weight-complex="normal"/>
    </style:style>
    <style:style style:name="P82" style:family="paragraph" style:parent-style-name="Text_20_body">
      <style:text-properties fo:color="#000000" loext:opacity="100%" fo:font-style="normal" style:text-underline-style="none" fo:font-weight="normal" officeooo:rsid="009cc54e" officeooo:paragraph-rsid="009cc54e" style:font-style-asian="normal" style:font-weight-asian="normal" style:font-style-complex="normal" style:font-weight-complex="normal"/>
    </style:style>
    <style:style style:name="P83" style:family="paragraph" style:parent-style-name="Text_20_body">
      <style:text-properties fo:color="#000000" loext:opacity="100%" fo:font-style="normal" style:text-underline-style="none" fo:font-weight="normal" officeooo:rsid="009d90f0" officeooo:paragraph-rsid="009d90f0" style:font-style-asian="normal" style:font-weight-asian="normal" style:font-style-complex="normal" style:font-weight-complex="normal"/>
    </style:style>
    <style:style style:name="P84" style:family="paragraph" style:parent-style-name="Text_20_body">
      <style:text-properties fo:color="#000000" loext:opacity="100%" fo:font-style="normal" style:text-underline-style="none" fo:font-weight="normal" officeooo:rsid="009e8d3c" officeooo:paragraph-rsid="009e8d3c" style:font-style-asian="normal" style:font-weight-asian="normal" style:font-style-complex="normal" style:font-weight-complex="normal"/>
    </style:style>
    <style:style style:name="P85" style:family="paragraph" style:parent-style-name="Text_20_body">
      <style:text-properties fo:color="#000000" loext:opacity="100%" fo:font-style="normal" style:text-underline-style="none" fo:font-weight="normal" officeooo:rsid="009f4f8e" officeooo:paragraph-rsid="009f4f8e" style:font-style-asian="normal" style:font-weight-asian="normal" style:font-style-complex="normal" style:font-weight-complex="normal"/>
    </style:style>
    <style:style style:name="P86" style:family="paragraph" style:parent-style-name="Preformatted_20_Text">
      <style:text-properties fo:color="#000000" loext:opacity="100%" fo:font-style="normal" style:text-underline-style="none" fo:font-weight="normal" officeooo:rsid="00aff1a2" officeooo:paragraph-rsid="00aff1a2" style:font-style-asian="normal" style:font-weight-asian="normal" style:font-style-complex="normal" style:font-weight-complex="normal"/>
    </style:style>
    <style:style style:name="P87" style:family="paragraph" style:parent-style-name="Text_20_body">
      <style:text-properties fo:color="#000000" loext:opacity="100%" fo:font-style="normal" style:text-underline-style="none" fo:font-weight="normal" officeooo:rsid="00aff1a2" officeooo:paragraph-rsid="00aff1a2" style:font-style-asian="normal" style:font-weight-asian="normal" style:font-style-complex="normal" style:font-weight-complex="normal"/>
    </style:style>
    <style:style style:name="P88" style:family="paragraph" style:parent-style-name="Text_20_body">
      <style:text-properties fo:color="#000000" loext:opacity="100%" fo:font-style="normal" style:text-underline-style="none" fo:font-weight="normal" officeooo:rsid="00a7fe52" officeooo:paragraph-rsid="00a7fe52" style:font-style-asian="normal" style:font-weight-asian="normal" style:font-style-complex="normal" style:font-weight-complex="normal"/>
    </style:style>
    <style:style style:name="P89" style:family="paragraph" style:parent-style-name="Text_20_body">
      <style:text-properties fo:color="#000000" loext:opacity="100%" fo:font-style="normal" style:text-underline-style="none" fo:font-weight="normal" officeooo:rsid="00a9a052" officeooo:paragraph-rsid="00a9a052" style:font-style-asian="normal" style:font-weight-asian="normal" style:font-style-complex="normal" style:font-weight-complex="normal"/>
    </style:style>
    <style:style style:name="P90" style:family="paragraph" style:parent-style-name="Text_20_body">
      <style:text-properties fo:color="#000000" loext:opacity="100%" fo:font-style="normal" style:text-underline-style="none" fo:font-weight="normal" officeooo:rsid="00aed4b8" officeooo:paragraph-rsid="00aed4b8" style:font-style-asian="normal" style:font-weight-asian="normal" style:font-style-complex="normal" style:font-weight-complex="normal"/>
    </style:style>
    <style:style style:name="P91" style:family="paragraph" style:parent-style-name="Text_20_body">
      <style:text-properties fo:color="#000000" loext:opacity="100%" fo:font-style="normal" style:text-underline-style="none" fo:font-weight="normal" officeooo:rsid="00c542c1" officeooo:paragraph-rsid="00c542c1" style:font-style-asian="normal" style:font-weight-asian="normal" style:font-style-complex="normal" style:font-weight-complex="normal"/>
    </style:style>
    <style:style style:name="P92" style:family="paragraph" style:parent-style-name="Standard">
      <style:text-properties fo:color="#000000" loext:opacity="100%" fo:font-style="normal" style:text-underline-style="solid" style:text-underline-width="auto" style:text-underline-color="font-color" officeooo:rsid="007d11aa" officeooo:paragraph-rsid="007d11aa" style:font-style-asian="normal" style:font-style-complex="normal"/>
    </style:style>
    <style:style style:name="P93" style:family="paragraph" style:parent-style-name="Standard">
      <style:text-properties fo:color="#000000" loext:opacity="100%" fo:font-style="normal" style:text-underline-style="solid" style:text-underline-width="auto" style:text-underline-color="font-color" officeooo:rsid="007f833b" officeooo:paragraph-rsid="007f833b" style:font-style-asian="normal" style:font-style-complex="normal"/>
    </style:style>
    <style:style style:name="P94" style:family="paragraph" style:parent-style-name="Text_20_body">
      <style:text-properties fo:color="#000000" loext:opacity="100%" fo:font-style="normal" style:text-underline-style="solid" style:text-underline-width="auto" style:text-underline-color="font-color" officeooo:rsid="0088dbd7" officeooo:paragraph-rsid="0088dbd7" style:font-style-asian="normal" style:font-style-complex="normal"/>
    </style:style>
    <style:style style:name="P95" style:family="paragraph" style:parent-style-name="Text_20_body">
      <style:text-properties fo:color="#000000" loext:opacity="100%" fo:font-style="normal" style:text-underline-style="solid" style:text-underline-width="auto" style:text-underline-color="font-color" officeooo:rsid="0090f779" officeooo:paragraph-rsid="0090f779" style:font-style-asian="normal" style:font-style-complex="normal"/>
    </style:style>
    <style:style style:name="P96" style:family="paragraph" style:parent-style-name="Text_20_body">
      <style:text-properties fo:color="#000000" loext:opacity="100%" fo:font-style="normal" style:text-underline-style="solid" style:text-underline-width="auto" style:text-underline-color="font-color" officeooo:rsid="008707e4" officeooo:paragraph-rsid="008707e4" style:font-style-asian="normal" style:font-style-complex="normal"/>
    </style:style>
    <style:style style:name="P97" style:family="paragraph" style:parent-style-name="Text_20_body">
      <style:text-properties fo:color="#000000" loext:opacity="100%" fo:font-style="normal" style:text-underline-style="solid" style:text-underline-width="auto" style:text-underline-color="font-color" officeooo:rsid="008e1351" officeooo:paragraph-rsid="008e1351" style:font-style-asian="normal" style:font-style-complex="normal"/>
    </style:style>
    <style:style style:name="P98" style:family="paragraph" style:parent-style-name="Standard">
      <style:text-properties fo:color="#000000" loext:opacity="100%" fo:font-weight="normal" officeooo:rsid="002fa0d9" officeooo:paragraph-rsid="002fa0d9" style:font-weight-asian="normal" style:font-weight-complex="normal"/>
    </style:style>
    <style:style style:name="P99" style:family="paragraph" style:parent-style-name="Standard">
      <style:text-properties fo:color="#000000" loext:opacity="100%" fo:font-weight="normal" officeooo:rsid="005bd1c6" officeooo:paragraph-rsid="005bd1c6" style:font-weight-asian="normal" style:font-weight-complex="normal"/>
    </style:style>
    <style:style style:name="P100" style:family="paragraph" style:parent-style-name="Standard">
      <style:text-properties fo:color="#000000" loext:opacity="100%" fo:font-weight="normal" officeooo:rsid="005d638c" officeooo:paragraph-rsid="005d638c" style:font-weight-asian="normal" style:font-weight-complex="normal"/>
    </style:style>
    <style:style style:name="P101" style:family="paragraph" style:parent-style-name="Standard">
      <style:text-properties fo:color="#000000" loext:opacity="100%" fo:font-weight="normal" officeooo:rsid="005e13d1" officeooo:paragraph-rsid="005e13d1" style:font-weight-asian="normal" style:font-weight-complex="normal"/>
    </style:style>
    <style:style style:name="P102" style:family="paragraph" style:parent-style-name="Standard">
      <style:text-properties fo:color="#000000" loext:opacity="100%" fo:font-weight="normal" officeooo:rsid="005f7c9d" officeooo:paragraph-rsid="005f7c9d" style:font-weight-asian="normal" style:font-weight-complex="normal"/>
    </style:style>
    <style:style style:name="P103" style:family="paragraph" style:parent-style-name="Standard">
      <style:text-properties fo:color="#000000" loext:opacity="100%" fo:font-weight="normal" officeooo:rsid="00616722" officeooo:paragraph-rsid="00616722" style:font-weight-asian="normal" style:font-weight-complex="normal"/>
    </style:style>
    <style:style style:name="P104" style:family="paragraph" style:parent-style-name="Standard">
      <style:text-properties fo:color="#000000" loext:opacity="100%" fo:font-weight="normal" officeooo:rsid="0061e57f" officeooo:paragraph-rsid="0061e57f" style:font-weight-asian="normal" style:font-weight-complex="normal"/>
    </style:style>
    <style:style style:name="P105" style:family="paragraph" style:parent-style-name="Standard">
      <style:text-properties fo:color="#000000" loext:opacity="100%" fo:font-weight="normal" officeooo:rsid="00637805" officeooo:paragraph-rsid="00637805" style:font-weight-asian="normal" style:font-weight-complex="normal"/>
    </style:style>
    <style:style style:name="P106" style:family="paragraph" style:parent-style-name="Standard">
      <style:text-properties fo:color="#000000" loext:opacity="100%" style:text-underline-style="solid" style:text-underline-width="auto" style:text-underline-color="font-color" fo:font-weight="normal" officeooo:rsid="005f7c9d" officeooo:paragraph-rsid="005f7c9d" style:font-weight-asian="normal" style:font-weight-complex="normal"/>
    </style:style>
    <style:style style:name="P107" style:family="paragraph" style:parent-style-name="Standard">
      <style:text-properties fo:color="#000000" loext:opacity="100%" style:text-underline-style="solid" style:text-underline-width="auto" style:text-underline-color="font-color" fo:font-weight="normal" officeooo:rsid="00616722" officeooo:paragraph-rsid="00616722" style:font-weight-asian="normal" style:font-weight-complex="normal"/>
    </style:style>
    <style:style style:name="P108" style:family="paragraph" style:parent-style-name="Standard">
      <style:text-properties fo:color="#000000" loext:opacity="100%" style:text-underline-style="solid" style:text-underline-width="auto" style:text-underline-color="font-color" fo:font-weight="normal" officeooo:rsid="0063fa62" officeooo:paragraph-rsid="0063fa62" style:font-weight-asian="normal" style:font-weight-complex="normal"/>
    </style:style>
    <style:style style:name="P109" style:family="paragraph" style:parent-style-name="Standard">
      <style:text-properties fo:color="#000000" loext:opacity="100%" style:text-underline-style="solid" style:text-underline-width="auto" style:text-underline-color="font-color" officeooo:rsid="007530a1" officeooo:paragraph-rsid="007530a1"/>
    </style:style>
    <style:style style:name="P110" style:family="paragraph" style:parent-style-name="Standard">
      <style:text-properties fo:color="#000000" loext:opacity="100%" officeooo:paragraph-rsid="00720f2a"/>
    </style:style>
    <style:style style:name="P111" style:family="paragraph" style:parent-style-name="Standard">
      <style:text-properties fo:color="#000000" loext:opacity="100%" style:text-underline-style="none" officeooo:rsid="007530a1" officeooo:paragraph-rsid="007530a1"/>
    </style:style>
    <style:style style:name="P112" style:family="paragraph" style:parent-style-name="Standard">
      <style:text-properties fo:color="#000000" loext:opacity="100%" fo:font-style="italic" style:text-underline-style="none" officeooo:rsid="007530a1" officeooo:paragraph-rsid="007530a1" style:font-style-asian="italic" style:font-style-complex="italic"/>
    </style:style>
    <style:style style:name="P113" style:family="paragraph" style:parent-style-name="Standard">
      <style:text-properties fo:color="#000000" loext:opacity="100%" fo:font-style="italic" style:text-underline-style="none" officeooo:rsid="0079355c" officeooo:paragraph-rsid="0079355c" style:font-style-asian="italic" style:font-style-complex="italic"/>
    </style:style>
    <style:style style:name="P114" style:family="paragraph" style:parent-style-name="Text_20_body">
      <style:text-properties fo:color="#000000" loext:opacity="100%" fo:font-style="italic" style:text-underline-style="none" officeooo:rsid="0079355c" officeooo:paragraph-rsid="0079355c" style:font-style-asian="italic" style:font-style-complex="italic"/>
    </style:style>
    <style:style style:name="P115" style:family="paragraph" style:parent-style-name="Standard">
      <style:text-properties fo:color="#000000" loext:opacity="100%" fo:font-style="italic" style:text-underline-style="none" officeooo:rsid="007a693f" officeooo:paragraph-rsid="007a693f" style:font-style-asian="italic" style:font-style-complex="italic"/>
    </style:style>
    <style:style style:name="P116" style:family="paragraph" style:parent-style-name="Standard">
      <style:text-properties fo:color="#000000" loext:opacity="100%" fo:font-style="italic" style:text-underline-style="none" officeooo:rsid="007d11aa" officeooo:paragraph-rsid="007d11aa" style:font-style-asian="italic" style:font-style-complex="italic"/>
    </style:style>
    <style:style style:name="P117" style:family="paragraph" style:parent-style-name="Standard">
      <style:text-properties fo:color="#000000" loext:opacity="100%" fo:font-style="italic" style:text-underline-style="none" officeooo:rsid="007db6cf" officeooo:paragraph-rsid="007db6cf" style:font-style-asian="italic" style:font-style-complex="italic"/>
    </style:style>
    <style:style style:name="P118" style:family="paragraph" style:parent-style-name="Standard">
      <style:text-properties fo:color="#000000" loext:opacity="100%" fo:font-style="italic" style:text-underline-style="none" officeooo:rsid="0081f0f1" officeooo:paragraph-rsid="0081f0f1" style:font-style-asian="italic" style:font-style-complex="italic"/>
    </style:style>
    <style:style style:name="P119" style:family="paragraph" style:parent-style-name="Text_20_body">
      <style:text-properties fo:color="#000000" loext:opacity="100%" fo:font-style="italic" style:text-underline-style="none" officeooo:rsid="0077b8c9" officeooo:paragraph-rsid="0077b8c9" style:font-style-asian="italic" style:font-style-complex="italic"/>
    </style:style>
    <style:style style:name="P120" style:family="paragraph" style:parent-style-name="Text_20_body">
      <style:text-properties fo:color="#000000" loext:opacity="100%" fo:font-style="italic" style:text-underline-style="none" officeooo:rsid="007f833b" officeooo:paragraph-rsid="007f833b" style:font-style-asian="italic" style:font-style-complex="italic"/>
    </style:style>
    <style:style style:name="P121" style:family="paragraph" style:parent-style-name="Text_20_body">
      <style:text-properties fo:color="#000000" loext:opacity="100%" fo:font-style="italic" style:text-underline-style="none" officeooo:rsid="0085ac8d" officeooo:paragraph-rsid="0085ac8d" style:font-style-asian="italic" style:font-style-complex="italic"/>
    </style:style>
    <style:style style:name="P122" style:family="paragraph" style:parent-style-name="Text_20_body">
      <style:text-properties fo:color="#000000" loext:opacity="100%" fo:font-style="italic" style:text-underline-style="none" officeooo:rsid="008707e4" officeooo:paragraph-rsid="008707e4" style:font-style-asian="italic" style:font-style-complex="italic"/>
    </style:style>
    <style:style style:name="P123" style:family="paragraph" style:parent-style-name="Text_20_body">
      <style:text-properties fo:color="#000000" loext:opacity="100%" fo:font-style="italic" style:text-underline-style="none" officeooo:rsid="008ab371" officeooo:paragraph-rsid="008ab371" style:font-style-asian="italic" style:font-style-complex="italic"/>
    </style:style>
    <style:style style:name="P124" style:family="paragraph" style:parent-style-name="Text_20_body">
      <style:text-properties fo:color="#000000" loext:opacity="100%" fo:font-style="italic" style:text-underline-style="none" officeooo:rsid="008e1351" officeooo:paragraph-rsid="008e1351" style:font-style-asian="italic" style:font-style-complex="italic"/>
    </style:style>
    <style:style style:name="P125" style:family="paragraph" style:parent-style-name="Text_20_body">
      <style:text-properties fo:color="#000000" loext:opacity="100%" fo:font-style="italic" style:text-underline-style="none" officeooo:rsid="008f7f20" officeooo:paragraph-rsid="008f7f20" style:font-style-asian="italic" style:font-style-complex="italic"/>
    </style:style>
    <style:style style:name="P126" style:family="paragraph" style:parent-style-name="Text_20_body">
      <style:text-properties fo:color="#000000" loext:opacity="100%" fo:font-style="italic" style:text-underline-style="none" officeooo:rsid="0090fa22" officeooo:paragraph-rsid="0090fa22" style:font-style-asian="italic" style:font-style-complex="italic"/>
    </style:style>
    <style:style style:name="P127" style:family="paragraph" style:parent-style-name="Text_20_body">
      <style:text-properties fo:color="#000000" loext:opacity="100%" fo:font-style="italic" style:text-underline-style="none" fo:font-weight="normal" officeooo:rsid="009ecbc6" officeooo:paragraph-rsid="009e8d3c" style:font-style-asian="italic" style:font-weight-asian="normal" style:font-style-complex="italic" style:font-weight-complex="normal"/>
    </style:style>
    <style:style style:name="P128" style:family="paragraph" style:parent-style-name="Standard">
      <style:text-properties style:text-underline-style="solid" style:text-underline-width="auto" style:text-underline-color="font-color" officeooo:rsid="006875c5" officeooo:paragraph-rsid="006875c5"/>
    </style:style>
    <style:style style:name="P129" style:family="paragraph" style:parent-style-name="Standard">
      <style:text-properties style:text-underline-style="solid" style:text-underline-width="auto" style:text-underline-color="font-color" officeooo:rsid="006e23ed" officeooo:paragraph-rsid="006e23ed"/>
    </style:style>
    <style:style style:name="P130" style:family="paragraph" style:parent-style-name="Standard">
      <style:text-properties officeooo:paragraph-rsid="005e13d1"/>
    </style:style>
    <style:style style:name="P131" style:family="paragraph" style:parent-style-name="Standard">
      <style:text-properties style:text-underline-style="none" officeooo:rsid="006875c5" officeooo:paragraph-rsid="006875c5"/>
    </style:style>
    <style:style style:name="P132" style:family="paragraph" style:parent-style-name="Text_20_body">
      <style:text-properties style:text-underline-style="none" officeooo:rsid="006875c5" officeooo:paragraph-rsid="006875c5"/>
    </style:style>
    <style:style style:name="P133" style:family="paragraph" style:parent-style-name="Standard">
      <style:text-properties style:text-underline-style="none" officeooo:rsid="006e23ed" officeooo:paragraph-rsid="006e23ed"/>
    </style:style>
    <style:style style:name="P134" style:family="paragraph" style:parent-style-name="Text_20_body">
      <style:text-properties style:text-underline-style="none" officeooo:rsid="006e23ed" officeooo:paragraph-rsid="006e23ed"/>
    </style:style>
    <style:style style:name="P135" style:family="paragraph" style:parent-style-name="Standard">
      <style:text-properties fo:font-style="italic" style:text-underline-style="none" officeooo:rsid="00698cc8" officeooo:paragraph-rsid="00698cc8" style:font-style-asian="italic" style:font-style-complex="italic"/>
    </style:style>
    <style:style style:name="P136" style:family="paragraph" style:parent-style-name="Standard">
      <style:text-properties fo:font-style="italic" style:text-underline-style="none" officeooo:rsid="006e23ed" officeooo:paragraph-rsid="006e23ed" style:font-style-asian="italic" style:font-style-complex="italic"/>
    </style:style>
    <style:style style:name="P137" style:family="paragraph" style:parent-style-name="Standard">
      <style:text-properties fo:font-style="italic" style:text-underline-style="none" officeooo:rsid="006fcb5b" officeooo:paragraph-rsid="006fcb5b" style:font-style-asian="italic" style:font-style-complex="italic"/>
    </style:style>
    <style:style style:name="P138" style:family="paragraph" style:parent-style-name="Standard">
      <style:text-properties fo:font-style="italic" style:text-underline-style="none" officeooo:rsid="0070d881" officeooo:paragraph-rsid="0070d881" style:font-style-asian="italic" style:font-style-complex="italic"/>
    </style:style>
    <style:style style:name="P139" style:family="paragraph" style:parent-style-name="Standard">
      <style:text-properties fo:font-style="normal" style:text-underline-style="none" officeooo:rsid="006fcb5b" officeooo:paragraph-rsid="006fcb5b" style:font-style-asian="normal" style:font-style-complex="normal"/>
    </style:style>
    <style:style style:name="P140" style:family="paragraph" style:parent-style-name="Standard">
      <style:text-properties fo:font-style="normal" style:text-underline-style="none" officeooo:rsid="0070d881" officeooo:paragraph-rsid="0070d881" style:font-style-asian="normal" style:font-style-complex="normal"/>
    </style:style>
    <style:style style:name="P141" style:family="paragraph" style:parent-style-name="Standard">
      <style:text-properties fo:color="#ff0000" loext:opacity="100%" officeooo:paragraph-rsid="00720f2a"/>
    </style:style>
    <style:style style:name="P142" style:family="paragraph" style:parent-style-name="Text_20_body">
      <style:text-properties fo:color="#ff0000" loext:opacity="100%" fo:font-style="normal" style:text-underline-style="none" officeooo:rsid="007530a1" officeooo:paragraph-rsid="007530a1" style:font-style-asian="normal" style:font-style-complex="normal"/>
    </style:style>
    <style:style style:name="P143" style:family="paragraph" style:parent-style-name="Standard">
      <style:text-properties officeooo:paragraph-rsid="007a693f"/>
    </style:style>
    <style:style style:name="P144" style:family="paragraph" style:parent-style-name="Standard">
      <style:text-properties fo:color="#ffbf00" loext:opacity="100%" fo:font-style="normal" style:text-underline-style="none" officeooo:rsid="0081f0f1" officeooo:paragraph-rsid="0081f0f1" style:font-style-asian="normal" style:font-style-complex="normal"/>
    </style:style>
    <style:style style:name="P145" style:family="paragraph" style:parent-style-name="Text_20_body">
      <style:text-properties fo:color="#ffbf00" loext:opacity="100%" fo:font-style="normal" style:text-underline-style="none" officeooo:rsid="0081f0f1" officeooo:paragraph-rsid="0081f0f1" style:font-style-asian="normal" style:font-style-complex="normal"/>
    </style:style>
    <style:style style:name="P146" style:family="paragraph" style:parent-style-name="Preformatted_20_Text">
      <loext:graphic-properties draw:fill="solid" draw:fill-color="#f6f8fa" draw:opacity="100%"/>
      <style:paragraph-properties fo:background-color="#f6f8fa"/>
    </style:style>
    <style:style style:name="P147" style:family="paragraph" style:parent-style-name="Preformatted_20_Text">
      <loext:graphic-properties draw:fill="solid" draw:fill-color="#f6f8fa" draw:opacity="100%"/>
      <style:paragraph-properties fo:margin-top="0cm" fo:margin-bottom="0.499cm" style:contextual-spacing="false" fo:background-color="#f6f8fa"/>
    </style:style>
    <style:style style:name="P148" style:family="paragraph" style:parent-style-name="Preformatted_20_Text">
      <style:text-properties officeooo:paragraph-rsid="00aff1a2"/>
    </style:style>
    <style:style style:name="P149" style:family="paragraph" style:parent-style-name="Preformatted_20_Text">
      <style:text-properties officeooo:paragraph-rsid="00b4a5e0"/>
    </style:style>
    <style:style style:name="P150" style:family="paragraph" style:parent-style-name="Preformatted_20_Text">
      <style:text-properties officeooo:paragraph-rsid="00b6f06e"/>
    </style:style>
    <style:style style:name="P151" style:family="paragraph" style:parent-style-name="Preformatted_20_Text">
      <style:text-properties officeooo:paragraph-rsid="00ba499a"/>
    </style:style>
    <style:style style:name="P152" style:family="paragraph" style:parent-style-name="Preformatted_20_Text">
      <style:text-properties officeooo:paragraph-rsid="00bb01f5"/>
    </style:style>
    <style:style style:name="P153" style:family="paragraph" style:parent-style-name="Preformatted_20_Text">
      <style:text-properties officeooo:paragraph-rsid="00bc4dd0"/>
    </style:style>
    <style:style style:name="P154" style:family="paragraph" style:parent-style-name="Preformatted_20_Text">
      <style:text-properties officeooo:paragraph-rsid="00be080a"/>
    </style:style>
    <style:style style:name="P155" style:family="paragraph" style:parent-style-name="Preformatted_20_Text">
      <style:text-properties officeooo:paragraph-rsid="00be0909"/>
    </style:style>
    <style:style style:name="P156" style:family="paragraph" style:parent-style-name="Preformatted_20_Text">
      <style:text-properties officeooo:paragraph-rsid="00be30f0"/>
    </style:style>
    <style:style style:name="P157" style:family="paragraph" style:parent-style-name="Preformatted_20_Text">
      <style:text-properties officeooo:paragraph-rsid="00befa79"/>
    </style:style>
    <style:style style:name="P158" style:family="paragraph" style:parent-style-name="Preformatted_20_Text">
      <style:text-properties officeooo:paragraph-rsid="00c0bad5"/>
    </style:style>
    <style:style style:name="P159" style:family="paragraph" style:parent-style-name="Preformatted_20_Text">
      <style:text-properties officeooo:paragraph-rsid="00c2e49f"/>
    </style:style>
    <style:style style:name="P160" style:family="paragraph" style:parent-style-name="Preformatted_20_Text">
      <style:text-properties officeooo:paragraph-rsid="00c542c1"/>
    </style:style>
    <style:style style:name="P161" style:family="paragraph" style:parent-style-name="Text_20_body">
      <style:text-properties fo:color="#c9211e" loext:opacity="100%" fo:font-style="normal" style:text-underline-style="solid" style:text-underline-width="auto" style:text-underline-color="font-color" fo:font-weight="bold" officeooo:rsid="00a5ca0d" officeooo:paragraph-rsid="00a72a94" style:font-style-asian="normal" style:font-weight-asian="bold" style:font-style-complex="normal" style:font-weight-complex="bold"/>
    </style:style>
    <style:style style:name="P162" style:family="paragraph" style:parent-style-name="Preformatted_20_Text">
      <style:text-properties officeooo:paragraph-rsid="00ceb81e"/>
    </style:style>
    <style:style style:name="P163" style:family="paragraph" style:parent-style-name="Preformatted_20_Text">
      <style:text-properties officeooo:paragraph-rsid="00cf51ac"/>
    </style:style>
    <style:style style:name="P164" style:family="paragraph" style:parent-style-name="Preformatted_20_Text">
      <style:text-properties officeooo:paragraph-rsid="00cf8f94"/>
    </style:style>
    <style:style style:name="P165" style:family="paragraph" style:parent-style-name="Preformatted_20_Text">
      <style:text-properties officeooo:paragraph-rsid="00d13108"/>
    </style:style>
    <style:style style:name="P166" style:family="paragraph" style:parent-style-name="Preformatted_20_Text">
      <style:text-properties officeooo:paragraph-rsid="00d4060e"/>
    </style:style>
    <style:style style:name="P167" style:family="paragraph" style:parent-style-name="Preformatted_20_Text">
      <style:text-properties officeooo:paragraph-rsid="00d43f94"/>
    </style:style>
    <style:style style:name="P168" style:family="paragraph" style:parent-style-name="Preformatted_20_Text">
      <style:text-properties officeooo:paragraph-rsid="00d6b111"/>
    </style:style>
    <style:style style:name="P169" style:family="paragraph" style:parent-style-name="Preformatted_20_Text">
      <style:text-properties officeooo:paragraph-rsid="00d757af"/>
    </style:style>
    <style:style style:name="P170" style:family="paragraph" style:parent-style-name="Preformatted_20_Text">
      <style:text-properties officeooo:paragraph-rsid="00d832ba"/>
    </style:style>
    <style:style style:name="P171" style:family="paragraph" style:parent-style-name="Preformatted_20_Text">
      <style:text-properties officeooo:paragraph-rsid="00d9d22a"/>
    </style:style>
    <style:style style:name="P172" style:family="paragraph" style:parent-style-name="Preformatted_20_Text">
      <style:text-properties officeooo:paragraph-rsid="00dc207b"/>
    </style:style>
    <style:style style:name="P173" style:family="paragraph" style:parent-style-name="Preformatted_20_Text">
      <style:text-properties officeooo:paragraph-rsid="00de8fb3"/>
    </style:style>
    <style:style style:name="P174" style:family="paragraph" style:parent-style-name="Preformatted_20_Text">
      <style:text-properties officeooo:paragraph-rsid="00e16a4c"/>
    </style:style>
    <style:style style:name="P175" style:family="paragraph" style:parent-style-name="Preformatted_20_Text">
      <style:text-properties officeooo:paragraph-rsid="00e1deb6"/>
    </style:style>
    <style:style style:name="P176" style:family="paragraph" style:parent-style-name="Preformatted_20_Text">
      <style:text-properties officeooo:paragraph-rsid="00e3bf6e"/>
    </style:style>
    <style:style style:name="P177" style:family="paragraph" style:parent-style-name="Preformatted_20_Text">
      <style:text-properties officeooo:paragraph-rsid="00e6406a"/>
    </style:style>
    <style:style style:name="P178" style:family="paragraph" style:parent-style-name="Preformatted_20_Text">
      <style:text-properties officeooo:paragraph-rsid="00e6ab7d"/>
    </style:style>
    <style:style style:name="P179" style:family="paragraph" style:parent-style-name="Preformatted_20_Text">
      <style:text-properties officeooo:paragraph-rsid="00e8a095"/>
    </style:style>
    <style:style style:name="P180" style:family="paragraph" style:parent-style-name="Preformatted_20_Text">
      <style:text-properties officeooo:paragraph-rsid="00eb4eba"/>
    </style:style>
    <style:style style:name="P181" style:family="paragraph" style:parent-style-name="Preformatted_20_Text">
      <style:text-properties officeooo:paragraph-rsid="00eb8239"/>
    </style:style>
    <style:style style:name="P182" style:family="paragraph" style:parent-style-name="Preformatted_20_Text">
      <style:text-properties officeooo:paragraph-rsid="00ececa5"/>
    </style:style>
    <style:style style:name="P183" style:family="paragraph" style:parent-style-name="Preformatted_20_Text">
      <style:text-properties officeooo:paragraph-rsid="00ee721a"/>
    </style:style>
    <style:style style:name="P184" style:family="paragraph" style:parent-style-name="Preformatted_20_Text">
      <style:text-properties officeooo:paragraph-rsid="00ee721a"/>
    </style:style>
    <style:style style:name="P185" style:family="paragraph" style:parent-style-name="Preformatted_20_Text">
      <style:text-properties officeooo:paragraph-rsid="00eff295"/>
    </style:style>
    <style:style style:name="P186" style:family="paragraph" style:parent-style-name="Preformatted_20_Text">
      <style:text-properties officeooo:paragraph-rsid="00d4060e"/>
    </style:style>
    <style:style style:name="P187" style:family="paragraph" style:parent-style-name="Text_20_body" style:list-style-name="L1"/>
    <style:style style:name="P188" style:family="paragraph" style:parent-style-name="Text_20_body" style:list-style-name="L1">
      <style:paragraph-properties fo:margin-top="0cm" fo:margin-bottom="0cm" style:contextual-spacing="false"/>
    </style:style>
    <style:style style:name="T1" style:family="text">
      <style:text-properties fo:language="fr" fo:country="FR"/>
    </style:style>
    <style:style style:name="T2" style:family="text">
      <style:text-properties officeooo:rsid="0004a03b"/>
    </style:style>
    <style:style style:name="T3" style:family="text">
      <style:text-properties officeooo:rsid="000504eb"/>
    </style:style>
    <style:style style:name="T4" style:family="text">
      <style:text-properties officeooo:rsid="0006b98d"/>
    </style:style>
    <style:style style:name="T5" style:family="text">
      <style:text-properties officeooo:rsid="001d8daa"/>
    </style:style>
    <style:style style:name="T6" style:family="text">
      <style:text-properties officeooo:rsid="002154b2"/>
    </style:style>
    <style:style style:name="T7" style:family="text">
      <style:text-properties officeooo:rsid="0022a169"/>
    </style:style>
    <style:style style:name="T8" style:family="text">
      <style:text-properties officeooo:rsid="00294cb0"/>
    </style:style>
    <style:style style:name="T9" style:family="text">
      <style:text-properties officeooo:rsid="002fa0d9"/>
    </style:style>
    <style:style style:name="T10" style:family="text">
      <style:text-properties officeooo:rsid="0030a5bb"/>
    </style:style>
    <style:style style:name="T11" style:family="text">
      <style:text-properties officeooo:rsid="0034da6f"/>
    </style:style>
    <style:style style:name="T12" style:family="text">
      <style:text-properties fo:color="#00a933" loext:opacity="100%"/>
    </style:style>
    <style:style style:name="T13" style:family="text">
      <style:text-properties fo:color="#00a933" loext:opacity="100%" officeooo:rsid="0025d972"/>
    </style:style>
    <style:style style:name="T14" style:family="text">
      <style:text-properties fo:color="#00a933" loext:opacity="100%" officeooo:rsid="0026f8fc"/>
    </style:style>
    <style:style style:name="T15" style:family="text">
      <style:text-properties fo:color="#00a933" loext:opacity="100%" officeooo:rsid="000df534"/>
    </style:style>
    <style:style style:name="T16" style:family="text">
      <style:text-properties fo:color="#00a933" loext:opacity="100%" officeooo:rsid="00128a79"/>
    </style:style>
    <style:style style:name="T17" style:family="text">
      <style:text-properties fo:color="#00a933" loext:opacity="100%" style:text-line-through-style="none" style:text-line-through-type="none"/>
    </style:style>
    <style:style style:name="T18" style:family="text">
      <style:text-properties fo:color="#00a933" loext:opacity="100%" style:text-line-through-style="none" style:text-line-through-type="none" officeooo:rsid="00124e9a"/>
    </style:style>
    <style:style style:name="T19" style:family="text">
      <style:text-properties fo:color="#00a933" loext:opacity="100%" style:text-line-through-style="none" style:text-line-through-type="none" officeooo:rsid="00128a79"/>
    </style:style>
    <style:style style:name="T20" style:family="text">
      <style:text-properties fo:color="#00a933" loext:opacity="100%" style:text-line-through-style="none" style:text-line-through-type="none" officeooo:rsid="0016b0d0"/>
    </style:style>
    <style:style style:name="T21" style:family="text">
      <style:text-properties fo:color="#00a933" loext:opacity="100%" style:text-line-through-style="none" style:text-line-through-type="none" officeooo:rsid="00195293"/>
    </style:style>
    <style:style style:name="T22" style:family="text">
      <style:text-properties fo:color="#00a933" loext:opacity="100%" style:text-line-through-style="none" style:text-line-through-type="none" officeooo:rsid="001972a8"/>
    </style:style>
    <style:style style:name="T23" style:family="text">
      <style:text-properties fo:color="#00a933" loext:opacity="100%" style:text-line-through-style="none" style:text-line-through-type="none" officeooo:rsid="0019fa9d"/>
    </style:style>
    <style:style style:name="T24" style:family="text">
      <style:text-properties fo:color="#00a933" loext:opacity="100%" officeooo:rsid="003f7fbf"/>
    </style:style>
    <style:style style:name="T25" style:family="text">
      <style:text-properties fo:color="#00a933" loext:opacity="100%" officeooo:rsid="0040a677"/>
    </style:style>
    <style:style style:name="T26" style:family="text">
      <style:text-properties fo:color="#00a933" loext:opacity="100%" officeooo:rsid="0045776b"/>
    </style:style>
    <style:style style:name="T27" style:family="text">
      <style:text-properties fo:color="#00a933" loext:opacity="100%" officeooo:rsid="00473833"/>
    </style:style>
    <style:style style:name="T28" style:family="text">
      <style:text-properties fo:color="#00a933" loext:opacity="100%" officeooo:rsid="004b70d7"/>
    </style:style>
    <style:style style:name="T29" style:family="text">
      <style:text-properties fo:color="#00a933" loext:opacity="100%" officeooo:rsid="004bcc76"/>
    </style:style>
    <style:style style:name="T30" style:family="text">
      <style:text-properties fo:color="#00a933" loext:opacity="100%" officeooo:rsid="00506f6f"/>
    </style:style>
    <style:style style:name="T31" style:family="text">
      <style:text-properties fo:color="#00a933" loext:opacity="100%" officeooo:rsid="005652ef"/>
    </style:style>
    <style:style style:name="T32" style:family="text">
      <style:text-properties fo:color="#00a933" loext:opacity="100%" officeooo:rsid="00573196"/>
    </style:style>
    <style:style style:name="T33" style:family="text">
      <style:text-properties fo:color="#00a933" loext:opacity="100%" officeooo:rsid="0058bd26"/>
    </style:style>
    <style:style style:name="T34" style:family="text">
      <style:text-properties fo:color="#00a933" loext:opacity="100%" officeooo:rsid="0058c903"/>
    </style:style>
    <style:style style:name="T35" style:family="text">
      <style:text-properties fo:color="#00a933" loext:opacity="100%" officeooo:rsid="005b3a92"/>
    </style:style>
    <style:style style:name="T36" style:family="text">
      <style:text-properties officeooo:rsid="003b3923"/>
    </style:style>
    <style:style style:name="T37" style:family="text">
      <style:text-properties officeooo:rsid="00430b5b"/>
    </style:style>
    <style:style style:name="T38" style:family="text">
      <style:text-properties officeooo:rsid="0047d22a"/>
    </style:style>
    <style:style style:name="T39" style:family="text">
      <style:text-properties officeooo:rsid="005264fe"/>
    </style:style>
    <style:style style:name="T40" style:family="text">
      <style:text-properties fo:color="#000000" loext:opacity="100%" fo:font-weight="normal" officeooo:rsid="005e13d1" style:font-weight-asian="normal" style:font-weight-complex="normal"/>
    </style:style>
    <style:style style:name="T41" style:family="text">
      <style:text-properties fo:color="#000000" loext:opacity="100%" fo:font-style="normal" style:text-underline-style="none" officeooo:rsid="007a693f" style:font-style-asian="normal" style:font-style-complex="normal"/>
    </style:style>
    <style:style style:name="T42" style:family="text">
      <style:text-properties fo:color="#000000" loext:opacity="100%" fo:font-size="10pt" fo:font-style="normal" style:text-underline-style="none" officeooo:rsid="00ee721a" style:font-size-asian="10pt" style:font-style-asian="normal" style:font-size-complex="10pt" style:font-style-complex="normal"/>
    </style:style>
    <style:style style:name="T43" style:family="text">
      <style:text-properties fo:color="#000000" loext:opacity="100%" fo:font-size="10pt" fo:font-style="normal" style:text-underline-style="none" officeooo:rsid="00eff295" style:font-size-asian="10pt" style:font-style-asian="normal" style:font-size-complex="10pt" style:font-style-complex="normal"/>
    </style:style>
    <style:style style:name="T44" style:family="text">
      <style:text-properties fo:font-style="normal" style:text-underline-style="none" officeooo:rsid="00720f2a" style:font-style-asian="normal" style:font-style-complex="normal"/>
    </style:style>
    <style:style style:name="T45" style:family="text">
      <style:text-properties fo:font-style="normal" style:font-style-asian="normal" style:font-style-complex="normal"/>
    </style:style>
    <style:style style:name="T46" style:family="text">
      <style:text-properties officeooo:rsid="00787ced"/>
    </style:style>
    <style:style style:name="T47" style:family="text">
      <style:text-properties officeooo:rsid="0093ecd0"/>
    </style:style>
    <style:style style:name="T48" style:family="text">
      <style:text-properties officeooo:rsid="0095ea4b"/>
    </style:style>
    <style:style style:name="T49" style:family="text">
      <style:text-properties officeooo:rsid="009e8d3c"/>
    </style:style>
    <style:style style:name="T50" style:family="text">
      <style:text-properties officeooo:rsid="009ecbc6"/>
    </style:style>
    <style:style style:name="T51" style:family="text">
      <style:text-properties fo:font-style="italic" officeooo:rsid="009ecbc6" style:font-style-asian="italic" style:font-style-complex="italic"/>
    </style:style>
    <style:style style:name="T52" style:family="text">
      <style:text-properties officeooo:rsid="00a12750"/>
    </style:style>
    <style:style style:name="T53" style:family="text">
      <style:text-properties officeooo:rsid="00a45576"/>
    </style:style>
    <style:style style:name="T54" style:family="text">
      <style:text-properties fo:color="#c9211e" loext:opacity="100%" style:text-underline-style="solid" style:text-underline-width="auto" style:text-underline-color="font-color" fo:font-weight="bold" officeooo:rsid="00a5ca0d" style:font-weight-asian="bold" style:font-weight-complex="bold"/>
    </style:style>
    <style:style style:name="T55" style:family="text">
      <style:text-properties fo:color="#c9211e" loext:opacity="100%" style:text-underline-style="solid" style:text-underline-width="auto" style:text-underline-color="font-color" fo:font-weight="bold" officeooo:rsid="00a72a94" style:font-weight-asian="bold" style:font-weight-complex="bold"/>
    </style:style>
    <style:style style:name="T56" style:family="text">
      <style:text-properties fo:color="#c9211e" loext:opacity="100%" fo:font-size="10pt" fo:font-style="normal" style:text-underline-style="solid" style:text-underline-width="auto" style:text-underline-color="font-color" officeooo:rsid="00ee721a" style:font-size-asian="10pt" style:font-style-asian="normal" style:font-size-complex="10pt" style:font-style-complex="normal"/>
    </style:style>
    <style:style style:name="T57" style:family="text">
      <style:text-properties officeooo:rsid="00ab7c75"/>
    </style:style>
    <style:style style:name="T58" style:family="text">
      <style:text-properties officeooo:rsid="00ab7ed4"/>
    </style:style>
    <style:style style:name="T59" style:family="text">
      <style:text-properties officeooo:rsid="00ad3437"/>
    </style:style>
    <style:style style:name="T60" style:family="text">
      <style:text-properties officeooo:rsid="00af2caf"/>
    </style:style>
    <style:style style:name="T61" style:family="text">
      <style:text-properties officeooo:rsid="00af823c"/>
    </style:style>
    <style:style style:name="T62" style:family="text">
      <style:text-properties fo:color="#393a34" loext:opacity="100%"/>
    </style:style>
    <style:style style:name="T63" style:family="text">
      <style:text-properties fo:color="#393a34" loext:opacity="100%" officeooo:rsid="00b678f1"/>
    </style:style>
    <style:style style:name="T64" style:family="text">
      <style:text-properties fo:color="#393a34" loext:opacity="100%" fo:font-size="10pt" officeooo:rsid="00be0909" style:font-size-asian="10pt" style:font-size-complex="10pt"/>
    </style:style>
    <style:style style:name="T65" style:family="text">
      <style:text-properties fo:color="#393a34" loext:opacity="100%" fo:font-size="10pt" officeooo:rsid="00be30f0" style:font-size-asian="10pt" style:font-size-complex="10pt"/>
    </style:style>
    <style:style style:name="T66" style:family="text">
      <style:text-properties fo:color="#393a34" loext:opacity="100%" fo:font-size="10pt" officeooo:rsid="00d832ba" style:font-size-asian="10pt" style:font-size-complex="10pt"/>
    </style:style>
    <style:style style:name="T67" style:family="text">
      <style:text-properties fo:color="#393a34" loext:opacity="100%" fo:font-size="10pt" officeooo:rsid="00dc207b" style:font-size-asian="10pt" style:font-size-complex="10pt"/>
    </style:style>
    <style:style style:name="T68" style:family="text">
      <style:text-properties fo:color="#393a34" loext:opacity="100%" fo:font-size="10pt" officeooo:rsid="00e0096d" style:font-size-asian="10pt" style:font-size-complex="10pt"/>
    </style:style>
    <style:style style:name="T69" style:family="text">
      <style:text-properties fo:color="#393a34" loext:opacity="100%" fo:font-size="10pt" officeooo:rsid="00e16a4c" style:font-size-asian="10pt" style:font-size-complex="10pt"/>
    </style:style>
    <style:style style:name="T70" style:family="text">
      <style:text-properties fo:color="#393a34" loext:opacity="100%" fo:font-size="10pt" officeooo:rsid="00e1deb6" style:font-size-asian="10pt" style:font-size-complex="10pt"/>
    </style:style>
    <style:style style:name="T71" style:family="text">
      <style:text-properties fo:color="#393a34" loext:opacity="100%" fo:font-size="10pt" officeooo:rsid="00e382ba" style:font-size-asian="10pt" style:font-size-complex="10pt"/>
    </style:style>
    <style:style style:name="T72" style:family="text">
      <style:text-properties fo:color="#393a34" loext:opacity="100%" fo:font-size="10pt" officeooo:rsid="00e3bf6e" style:font-size-asian="10pt" style:font-size-complex="10pt"/>
    </style:style>
    <style:style style:name="T73" style:family="text">
      <style:text-properties fo:color="#393a34" loext:opacity="100%" fo:font-size="10pt" officeooo:rsid="00e429bc" style:font-size-asian="10pt" style:font-size-complex="10pt"/>
    </style:style>
    <style:style style:name="T74" style:family="text">
      <style:text-properties fo:color="#393a34" loext:opacity="100%" fo:font-size="10pt" fo:font-style="italic" officeooo:rsid="00e429bc" style:font-size-asian="10pt" style:font-style-asian="italic" style:font-size-complex="10pt" style:font-style-complex="italic"/>
    </style:style>
    <style:style style:name="T75" style:family="text">
      <style:text-properties fo:color="#393a34" loext:opacity="100%" fo:font-size="10pt" fo:font-style="normal" officeooo:rsid="00e429bc" style:font-size-asian="10pt" style:font-style-asian="normal" style:font-size-complex="10pt" style:font-style-complex="normal"/>
    </style:style>
    <style:style style:name="T76" style:family="text">
      <style:text-properties fo:color="#393a34" loext:opacity="100%" fo:font-size="10pt" fo:font-style="normal" officeooo:rsid="00e42bee" style:font-size-asian="10pt" style:font-style-asian="normal" style:font-size-complex="10pt" style:font-style-complex="normal"/>
    </style:style>
    <style:style style:name="T77" style:family="text">
      <style:text-properties fo:color="#393a34" loext:opacity="100%" fo:font-size="10pt" fo:font-style="normal" officeooo:rsid="00e6406a" style:font-size-asian="10pt" style:font-style-asian="normal" style:font-size-complex="10pt" style:font-style-complex="normal"/>
    </style:style>
    <style:style style:name="T78" style:family="text">
      <style:text-properties fo:color="#393a34" loext:opacity="100%" fo:font-size="10pt" fo:font-style="normal" officeooo:rsid="00e6ab7d" style:font-size-asian="10pt" style:font-style-asian="normal" style:font-size-complex="10pt" style:font-style-complex="normal"/>
    </style:style>
    <style:style style:name="T79" style:family="text">
      <style:text-properties fo:color="#393a34" loext:opacity="100%" fo:font-size="10pt" fo:font-style="normal" officeooo:rsid="00e8a095" style:font-size-asian="10pt" style:font-style-asian="normal" style:font-size-complex="10pt" style:font-style-complex="normal"/>
    </style:style>
    <style:style style:name="T80" style:family="text">
      <style:text-properties fo:color="#393a34" loext:opacity="100%" fo:font-size="10pt" fo:font-style="normal" officeooo:rsid="00ea8cb7" style:font-size-asian="10pt" style:font-style-asian="normal" style:font-size-complex="10pt" style:font-style-complex="normal"/>
    </style:style>
    <style:style style:name="T81" style:family="text">
      <style:text-properties fo:color="#393a34" loext:opacity="100%" fo:font-size="10pt" fo:font-style="normal" officeooo:rsid="00eb4eba" style:font-size-asian="10pt" style:font-style-asian="normal" style:font-size-complex="10pt" style:font-style-complex="normal"/>
    </style:style>
    <style:style style:name="T82" style:family="text">
      <style:text-properties fo:color="#393a34" loext:opacity="100%" fo:font-size="10pt" fo:font-style="normal" officeooo:rsid="00eb8239" style:font-size-asian="10pt" style:font-style-asian="normal" style:font-size-complex="10pt" style:font-style-complex="normal"/>
    </style:style>
    <style:style style:name="T83" style:family="text">
      <style:text-properties fo:color="#393a34" loext:opacity="100%" fo:font-size="10pt" fo:font-style="normal" officeooo:rsid="00ececa5" style:font-size-asian="10pt" style:font-style-asian="normal" style:font-size-complex="10pt" style:font-style-complex="normal"/>
    </style:style>
    <style:style style:name="T84" style:family="text">
      <style:text-properties fo:color="#393a34" loext:opacity="100%" style:font-name="Liberation Mono" fo:font-size="10pt" fo:font-style="normal" officeooo:rsid="00e6406a" style:font-name-asian="Noto Sans Mono CJK SC" style:font-size-asian="10pt" style:font-style-asian="normal" style:font-name-complex="Liberation Mono" style:font-size-complex="10pt" style:font-style-complex="normal"/>
    </style:style>
    <style:style style:name="T85" style:family="text">
      <style:text-properties fo:color="#393a34" loext:opacity="100%" style:font-name="Liberation Mono" fo:font-size="10pt" fo:font-style="normal" officeooo:rsid="00e8a095" style:font-name-asian="Noto Sans Mono CJK SC" style:font-size-asian="10pt" style:font-style-asian="normal" style:font-name-complex="Liberation Mono" style:font-size-complex="10pt" style:font-style-complex="normal"/>
    </style:style>
    <style:style style:name="T86" style:family="text">
      <style:text-properties fo:color="#393a34" loext:opacity="100%" style:font-name="Liberation Mono" fo:font-size="10pt" fo:font-style="normal" officeooo:rsid="00ea8cb7" style:font-name-asian="Noto Sans Mono CJK SC" style:font-size-asian="10pt" style:font-style-asian="normal" style:font-name-complex="Liberation Mono" style:font-size-complex="10pt" style:font-style-complex="normal"/>
    </style:style>
    <style:style style:name="T87" style:family="text">
      <style:text-properties fo:color="#393a34" loext:opacity="100%" style:font-name="Liberation Mono" fo:font-size="10pt" fo:font-style="normal" officeooo:rsid="00eb4eba" style:font-name-asian="Noto Sans Mono CJK SC" style:font-size-asian="10pt" style:font-style-asian="normal" style:font-name-complex="Liberation Mono" style:font-size-complex="10pt" style:font-style-complex="normal"/>
    </style:style>
    <style:style style:name="T88" style:family="text">
      <style:text-properties officeooo:rsid="00b4a5e0"/>
    </style:style>
    <style:style style:name="T89" style:family="text">
      <style:text-properties officeooo:rsid="00b6f06e"/>
    </style:style>
    <style:style style:name="T90" style:family="text">
      <style:text-properties officeooo:rsid="00bb01f5"/>
    </style:style>
    <style:style style:name="T91" style:family="text">
      <style:text-properties officeooo:rsid="00bc4dd0"/>
    </style:style>
    <style:style style:name="T92" style:family="text">
      <style:text-properties officeooo:rsid="00be0909"/>
    </style:style>
    <style:style style:name="T93" style:family="text">
      <style:text-properties style:font-name="Liberation Mono" fo:font-size="10pt" officeooo:rsid="00be0909" style:font-name-asian="Noto Sans Mono CJK SC" style:font-size-asian="10pt" style:font-name-complex="Liberation Mono" style:font-size-complex="10pt"/>
    </style:style>
    <style:style style:name="T94" style:family="text">
      <style:text-properties style:font-name="Liberation Mono" fo:font-size="10pt" officeooo:rsid="00d757af" style:font-name-asian="Noto Sans Mono CJK SC" style:font-size-asian="10pt" style:font-name-complex="Liberation Mono" style:font-size-complex="10pt"/>
    </style:style>
    <style:style style:name="T95" style:family="text">
      <style:text-properties fo:font-size="10pt" officeooo:rsid="00be0909" style:font-size-asian="10pt" style:font-size-complex="10pt"/>
    </style:style>
    <style:style style:name="T96" style:family="text">
      <style:text-properties fo:font-size="10pt" officeooo:rsid="00be30f0" style:font-size-asian="10pt" style:font-size-complex="10pt"/>
    </style:style>
    <style:style style:name="T97" style:family="text">
      <style:text-properties fo:font-size="10pt" officeooo:rsid="00befa79" style:font-size-asian="10pt" style:font-size-complex="10pt"/>
    </style:style>
    <style:style style:name="T98" style:family="text">
      <style:text-properties fo:font-size="10pt" officeooo:rsid="00d757af" style:font-size-asian="10pt" style:font-size-complex="10pt"/>
    </style:style>
    <style:style style:name="T99" style:family="text">
      <style:text-properties fo:font-size="10pt" officeooo:rsid="00d80fc7" style:font-size-asian="10pt" style:font-size-complex="10pt"/>
    </style:style>
    <style:style style:name="T100" style:family="text">
      <style:text-properties fo:font-size="10pt" officeooo:rsid="00d832ba" style:font-size-asian="10pt" style:font-size-complex="10pt"/>
    </style:style>
    <style:style style:name="T101" style:family="text">
      <style:text-properties fo:font-size="10pt" officeooo:rsid="00d9d22a" style:font-size-asian="10pt" style:font-size-complex="10pt"/>
    </style:style>
    <style:style style:name="T102" style:family="text">
      <style:text-properties fo:font-size="10pt" officeooo:rsid="00dc207b" style:font-size-asian="10pt" style:font-size-complex="10pt"/>
    </style:style>
    <style:style style:name="T103" style:family="text">
      <style:text-properties officeooo:rsid="00befa79"/>
    </style:style>
    <style:style style:name="T104" style:family="text">
      <style:text-properties officeooo:rsid="00c2e49f"/>
    </style:style>
    <style:style style:name="T105" style:family="text">
      <style:text-properties officeooo:rsid="00c542c1"/>
    </style:style>
    <style:style style:name="T106" style:family="text">
      <style:text-properties style:text-position="super 58%"/>
    </style:style>
    <style:style style:name="T107" style:family="text">
      <style:text-properties style:text-position="super 58%" officeooo:rsid="00c542c1"/>
    </style:style>
    <style:style style:name="T108" style:family="text">
      <style:text-properties officeooo:rsid="00cd4b44"/>
    </style:style>
    <style:style style:name="T109" style:family="text">
      <style:text-properties officeooo:rsid="00ceb81e"/>
    </style:style>
    <style:style style:name="T110" style:family="text">
      <style:text-properties officeooo:rsid="00cf51ac"/>
    </style:style>
    <style:style style:name="T111" style:family="text">
      <style:text-properties officeooo:rsid="00cf8f94"/>
    </style:style>
    <style:style style:name="T112" style:family="text">
      <style:text-properties officeooo:rsid="00d13108"/>
    </style:style>
    <style:style style:name="T113" style:family="text">
      <style:text-properties officeooo:rsid="00d2b3bf"/>
    </style:style>
    <style:style style:name="T114" style:family="text">
      <style:text-properties officeooo:rsid="00d4060e"/>
    </style:style>
    <style:style style:name="T115" style:family="text">
      <style:text-properties officeooo:rsid="00d51819"/>
    </style:style>
    <style:style style:name="T116" style:family="text">
      <style:text-properties officeooo:rsid="00d6b111"/>
    </style:style>
    <style:style style:name="T117" style:family="text">
      <style:text-properties officeooo:rsid="00d757af"/>
    </style:style>
    <style:style style:name="T118" style:family="text">
      <style:text-properties officeooo:rsid="00f077d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 réponses SAE 2.03 :</text:p>
      <text:p text:style-name="P1"/>
      <text:p text:style-name="P54">Pour commencer, nous avons créer une machine virtuelle nommée « sae203 » de type « Linux », possèdent ainsi une version « Debian 64-bit », une mémoire vive (RAM) de 2048 Mo ainsi qu’un disque dur de 20Go.</text:p>
      <text:p text:style-name="P1"/>
      <text:p text:style-name="P50">Question(s) 1 :</text:p>
      <text:p text:style-name="P50"/>
      <text:p text:style-name="P32">1) <text:span text:style-name="T1">« 64-bit » dans « Debian 64-bit » signifie que la machine sera installer avec un processeur de 64 bits. Ainsi, un processeur 64 bits est un microprocesseur dans lequelle la taille d'un mot machine est de 64 bits (la machine peut ainsi traiter des données par paquets de 64 bits à la fois, ce qui permet une mémoire plus grande). Une condition indispensable pour les applications fortement consommatrices de données et de mémoire (comme les systèmes de gestion de bases de données et les serveurs hautes performances).</text:span></text:p>
      <text:p text:style-name="P32"/>
      <text:p text:style-name="P33">2) La configuration réseau utilisée par défaut est la configuration réseau « NAT ». <text:span text:style-name="T2">Ce mode d’accès réseau permet aux machines virtuelles de communiquer à l’extérieur du réseau virtuel, à travers l’interface réseau de votre ordinateur physique hôte. </text:span><text:span text:style-name="T3">Il s’agit là d’un autre Switch virtuel qui assure la connexion des machines virtuelles car l’adresse réseau IP est différente.</text:span></text:p>
      <text:p text:style-name="P33"/>
      <text:p text:style-name="P34">3) <text:span text:style-name="T4">Le nom du fichier XML contenant la configuration de la machine est « sae203.vbox-prev ». L’extension « .vbox-prev » ici signifie que le fichier est une sauvegarde de la configuration de la machine virtuelle. Chaque modification de la machine créer une copie portant cette extension, il suffi ainsi de remplacer « .vbox-prev » par « .vbox » pour utiliser cette sauvegarde en cas d’erreur sur la machine principale.</text:span></text:p>
      <text:p text:style-name="P34"/>
      <text:p text:style-name="P35">4) Afin de mettre 2 processeurs à la machine, il faut se rendre dans le fichier XML dans la balise nommée « CPU » et y ajouter la ligne « &lt;topology sockets="2" cores="2" threads="1"/&gt; ». Ensuite, il faut redémarrer virtual box et la machine virtuelle, puis cela devrait fonctionner. Il est également possible de réaliser tout cela dans l’onglet « Système » des paramètres de la machine, puis cliquer sur « processeur » et enfin déterminer le nombre de processeur souhaitée.</text:p>
      <text:p text:style-name="P2"/>
      <text:p text:style-name="P2"/>
      <text:p text:style-name="P55">Nous avons ensuite attribuer à la machine un iso bootable de Debian 12 afin d’installer Debian sur la machine virtuelle. <text:span text:style-name="T5">L’installation pouvait ainsi démarrer.</text:span></text:p>
      <text:p text:style-name="P55"/>
      <text:p text:style-name="P56">Nous avons décidé d’installer une machine nommée « serveur », sans domaine, avec une langue réglée sur « français » comportant le miroir français « http://debia.polytech-lille.fr », sans proxy, avec un compte administrateur nommé « root » (comportant un mot de passe « root ») et un utilisateur nommé « User » avec comme mot de passe « user ». pour finir, notre disque comporte une seule partition, et nous avons également ajouté quelque logiciels de démarrage utiles tels que l’environnement de bureau Debian, MATE (sans Gnome), un serveur web et ssh ainsi que l’utilitaire usuels du système.</text:p>
      <text:p text:style-name="P3"/>
      <text:p text:style-name="P3"/>
      <text:p text:style-name="P3"/>
      <text:p text:style-name="P29">Question(s) 2 :</text:p>
      <text:p text:style-name="P29"/>
      <text:p text:style-name="P4"><text:span text:style-name="T12">1) Un fichier iso bootable est un fichier image créé à partir d’un CD ou d’un DVD. Ainsi, une clé USB peut être transformée afin d’imiter le comportement d’un CD ou d’un DVD. Ainsi, en y instaurant uniquement l’ISO du système d’exploitation souhaité, il est possible d’installer ce dernier sur la machine. </text:span><text:span text:style-name="T15">(source : </text:span><text:a xlink:type="simple" xlink:href="https://www.lesnumeriques.com/telecharger/iso-to-usb-20012" text:style-name="Internet_20_link" text:visited-style-name="Visited_20_Internet_20_Link">https://www.lesnumeriques.com/telecharger/iso-to-usb-20012</text:a><text:span text:style-name="T15">)</text:span></text:p>
      <text:p text:style-name="P29"><text:soft-page-break/></text:p>
      <text:p text:style-name="P5"><text:span text:style-name="T12">2) -MATE est un fork de GNOME (c’est à dire un logiciel créé à partir du code source de GNOME). Il s’agit là d’un environnement de bureau libre utilisant une boîte à outils « GTK+ 3.x » et destiné aux systèmes d’exploitation apparentés à UNIX. </text:span><text:span text:style-name="T16">(source : </text:span><text:a xlink:type="simple" xlink:href="https://fr.wikipedia.org/wiki/MATE" text:style-name="Internet_20_link" text:visited-style-name="Visited_20_Internet_20_Link">https://fr.wikipedia.org/wiki/MATE</text:a><text:span text:style-name="T16">)</text:span></text:p>
      <text:p text:style-name="P47"/>
      <text:p text:style-name="P5"><text:span text:style-name="T18">-GNOME quant à lui est également un environnement de bureau libre dont l’objectif est de rendre accessible l’utilisation du système d’exploitation GNU au plus grand nombre. </text:span><text:span text:style-name="T19">(source : </text:span><text:a xlink:type="simple" xlink:href="https://fr.wikipedia.org/wiki/GNOME" text:style-name="Internet_20_link" text:visited-style-name="Visited_20_Internet_20_Link">https://fr.wikipedia.org/wiki/GNOME</text:a><text:span text:style-name="T19">)</text:span></text:p>
      <text:p text:style-name="P48"/>
      <text:p text:style-name="P48"/>
      <text:p text:style-name="P6"><text:span text:style-name="T19">3</text:span><text:span text:style-name="T17">) Un serveur web peut soit être un logiciel de service de ressources web (serveur HTTP), soit un serveur informatique (ordinateur) qui répond à des requêtes du World Wide Web sur un réseau public (Internet) ou privé (intranet), en utilisant principalement le protocole HTTP. </text:span><text:span text:style-name="T20">(source : </text:span><text:a xlink:type="simple" xlink:href="https://fr.wikipedia.org/wiki/Serveur_web" text:style-name="Internet_20_link" text:visited-style-name="Visited_20_Internet_20_Link">https://fr.wikipedia.org/wiki/Serveur_web</text:a><text:span text:style-name="T20">)</text:span></text:p>
      <text:p text:style-name="P49"/>
      <text:p text:style-name="P7"><text:span text:style-name="T20">4</text:span><text:span text:style-name="T17">) </text:span><text:span text:style-name="T21">SSH est un « shell » (= un « terminal », permettant la gestion des serveurs Linux via la possibilité de dialoguer avec une machine ou un serveur via l’exécution de différentes commandes qui retourneront des informations) ou protocole réseau qui permet aux administrateurs d'accéder à distance à un ordinateur, en toute sécurité. </text:span><text:span text:style-name="T22">(source : </text:span><text:a xlink:type="simple" xlink:href="https://www.it-connect.fr/chapitres/quest-ce-que-ssh/" text:style-name="Internet_20_link" text:visited-style-name="Visited_20_Internet_20_Link">https://www.it-connect.fr/chapitres/quest-ce-que-ssh/</text:a><text:span text:style-name="T23">)</text:span></text:p>
      <text:p text:style-name="P8"><text:span text:style-name="T17">(source 2 : </text:span><text:a xlink:type="simple" xlink:href="https://www.cloudflare.com/fr-fr/learning/access-management/what-is-ssh/" text:style-name="Internet_20_link" text:visited-style-name="Visited_20_Internet_20_Link"><text:span text:style-name="T22">https://www.cloudflare.com/fr-fr/learning/access-management/what-is-ssh/</text:span></text:a><text:span text:style-name="T17">)</text:span></text:p>
      <text:p text:style-name="P30"/>
      <text:p text:style-name="P31">5) Un serveur mandataire (souvent appelé aussi « proxy ») est un serveur informatique qui a pour fonction de relayer des requêtes entre un poste client et un serveur. Les serveurs mandataires sont notamment utilisés pour assurer les fonctions suivantes :</text:p>
      <text:p text:style-name="P31"/>
      <text:p text:style-name="P31">-mémoire cache ;</text:p>
      <text:p text:style-name="P31">-la journalisation des requêtes (" logging ") ; <text:s text:c="4"/></text:p>
      <text:p text:style-name="P31">-la sécurité du réseau local ; <text:s text:c="4"/></text:p>
      <text:p text:style-name="P31">-le filtrage et l'anonymat. </text:p>
      <text:p text:style-name="P9"/>
      <text:p text:style-name="P9"/>
      <text:p text:style-name="P57">Nous avons par la suite attribuer le groupe « sudo » à l’utilisateur « User » via la commande « sudo adduser utilisateur1 sudo ». </text:p>
      <text:p text:style-name="P10"/>
      <text:p text:style-name="P28">Question(s) 3 :</text:p>
      <text:p text:style-name="P28"/>
      <text:p text:style-name="P28">1) pour savoir à quels <text:span text:style-name="T47">g</text:span>roupes appartient l’utilisateur « <text:span text:style-name="T48">u</text:span>ser », il faut écrire la commande suivante dans le terminal de commande : « groups User ».</text:p>
      <text:p text:style-name="P10"/>
      <text:p text:style-name="P10"/>
      <text:p text:style-name="P58">Ensuite, il a fallut installer des suppléments invités. Pour cela, nous pouvons cliquer sur « Périphériques » en haut de l’écran de la machine virtuelle lancée, puis « Insérer l’image CD des Additions invité... », puis monter le CD à l’aide de la commande « sudo mount /dev/cdrom/mnt » <text:s/><text:span text:style-name="T6">puis «sudo /mnt/VboxLinuxAdditions.run » </text:span>(ou faire un « cd /media/cdrom0 » puis « sudo sh VboxLinuxAdditions.run »). <text:span text:style-name="T7">Cela permet par exemple d’avoir une page dimensionner aux bonnes dimensions.</text:span></text:p>
      <text:p text:style-name="P11"/>
      <text:p text:style-name="P11"/>
      <text:p text:style-name="P12"><text:span text:style-name="T12">Question(s) 4 : afin de connaître la version du noyaux Linux utilisé par notre machine, nous pouvons entrer la commande « sudo uname -r ». Dans notre cas, cela nous renvois « 6.1.0-17-</text:span><text:soft-page-break/><text:span text:style-name="T12">amd64 ». Cela signifie que notre noyaux Linux utilise la version « 6.1.0-17 » d’amd64 (AMD64 étant le nom de l’architecture des premiers microprocesseurs 64 bits de la société « Advanced Micro Devices »). (source : </text:span><text:a xlink:type="simple" xlink:href="https://fr.wikipedia.org/wiki/AMD64" text:style-name="Internet_20_link" text:visited-style-name="Visited_20_Internet_20_Link">https://fr.wikipedia.org/wiki/AMD64</text:a><text:span text:style-name="T12">)</text:span></text:p>
      <text:p text:style-name="P24"/>
      <text:p text:style-name="P13"><text:span text:style-name="T12">2) Les additions invité sont une collection de pilotes de périphériques et d’applications système pour VirtualBox qui améliorent les performances du système d’exploitation invité et permettent une meilleure interaction entre la machine hôte et la machine invité. </text:span><text:span text:style-name="T13">Cela permet par exemple d’y intégrer le pointeur de la souris, les dossiers partagés, de meilleures performances graphiques, la synchronisation de l’heure entre l’hôte et l’invité et bien plus encore. </text:span><text:span text:style-name="T14">(source : </text:span><text:a xlink:type="simple" xlink:href="https://lecrabeinfo.net/virtualbox-installer-les-additions-invite-guest-additions.html" text:style-name="Internet_20_link" text:visited-style-name="Visited_20_Internet_20_Link">https://lecrabeinfo.net/virtualbox-installer-les-additions-invite-guest-additions.html</text:a><text:span text:style-name="T14">)</text:span></text:p>
      <text:p text:style-name="P25"/>
      <text:p text:style-name="P25"/>
      <text:p text:style-name="P26">3) <text:span text:style-name="T8">Dans le cas général, la commande « mount » permet de demander au système d’exploitation de rendre un système de fichiers accessible, à un emplacement spécifié. Ainsi, elle nous permet de monter un système de fichier indiqué comme répertoire à l’aide du paramètre « Noeud:Répertoire », sur le répertoire spécifié par le paramètre Répertoire.</text:span></text:p>
      <text:p text:style-name="P27">Dans notre cas, cela nous a permis de rendre le fichier « cdrom » accessible afin de pouvoir exécuter le fichier « VBoxLinuxAdditions.run ».</text:p>
      <text:p text:style-name="P27"/>
      <text:p text:style-name="P27"/>
      <text:p text:style-name="P36">Question(s) 5 : </text:p>
      <text:p text:style-name="P53"/>
      <text:p text:style-name="P61"><text:span text:style-name="T12">1) Le projet Debian est un groupe de personnes volontaires d’envergure mondiale qui s’efforcent de produire un système d’exploration qui soit composé exclusivement de logiciels libres. </text:span><text:span text:style-name="T24">Ce projet à pour principal produit la distribution Debian GNU/Linux, qui inclut le noyaux Linux ainsi que des milliers d’applications préempaquetés. </text:span><text:span text:style-name="T25">Le nom viens des prénoms du créateur de Debian (Ian Murdock) et son épouse (Debra). </text:span><text:span text:style-name="T26">(</text:span><text:a xlink:type="simple" xlink:href="https://www.debian.org/doc/manuals/project-history/intro.fr.html" text:style-name="Internet_20_link" text:visited-style-name="Visited_20_Internet_20_Link">https://www.debian.org/doc/manuals/project-history/intro.fr.html</text:a><text:span text:style-name="T26">)</text:span></text:p>
      <text:p text:style-name="P51"/>
      <text:p text:style-name="P52">2) <text:span text:style-name="T37">La durée minimale des prises en charge des versions de Debian sont :</text:span></text:p>
      <text:p text:style-name="P52"/>
      <text:p text:style-name="P52">-<text:span text:style-name="T37">Minimale : 2 ans.</text:span></text:p>
      <text:p text:style-name="P52">-<text:span text:style-name="T37">durée en </text:span>support long terme (LTS) : <text:span text:style-name="T37">minimum 5 ans. </text:span><text:span text:style-name="T38">(pour une prise en charge à long terme)</text:span></text:p>
      <text:p text:style-name="P52">-durée en support long terme étendue (ELTS) : <text:span text:style-name="T37">minimum 1 an.</text:span></text:p>
      <text:p text:style-name="P52"/>
      <text:p text:style-name="P62"><text:span text:style-name="T12">(</text:span><text:a xlink:type="simple" xlink:href="https://www.debian-fr.org/t/debian-lts-quelle-duree-de-prise-en-charge-a-long-terme/80566/3" text:style-name="Internet_20_link" text:visited-style-name="Visited_20_Internet_20_Link">https://www.debian-fr.org/t/debian-lts-quelle-duree-de-prise-en-charge-a-long-terme/80566/3</text:a><text:span text:style-name="T12">)</text:span></text:p>
      <text:p text:style-name="P27"/>
      <text:p text:style-name="P27"/>
      <text:p text:style-name="P16"><text:span text:style-name="T12">3) Tous les deux mois, les responsables de la version stable vérifient la liste des paquets de « proposed-updates » et décident si un paquet est approprié ou non pour stable. Ces modifications sont rassemblées dans une nouvelle version (revision) de « stable » (par exemple 2.2r3 ou 2.2r4). </text:span><text:span text:style-name="T27">(</text:span><text:a xlink:type="simple" xlink:href="https://www.debian.org/security/faq.fr.html" text:style-name="Internet_20_link" text:visited-style-name="Visited_20_Internet_20_Link">https://www.debian.org/security/faq.fr.html</text:a><text:span text:style-name="T27">)</text:span></text:p>
      <text:p text:style-name="P27"/>
      <text:p text:style-name="P27"/>
      <text:p text:style-name="P17"><text:span text:style-name="T12">4) Debian a toujours au moins trois versions activement entretenues : la version « stable » qui contient la dernière distribution officiellement sortie de Debian, La version « testing » qui contient les paquets qui n’ont pas encore été acceptés dans la distribution « stable » mais qui sont en attente de l’être, et la version « unstable » dont les activités de développement se déroulent. Généralement, cette distribution est utilisée par les développeurs et par ceux qui aiment vivre sur le fil. (</text:span><text:a xlink:type="simple" xlink:href="https://www.debian.org/releases/index.fr.html" text:style-name="Internet_20_link" text:visited-style-name="Visited_20_Internet_20_Link">https://www.debian.org/releases/index.fr.html</text:a><text:span text:style-name="T12">)</text:span></text:p>
      <text:p text:style-name="P37"/>
      <text:p text:style-name="P37"/>
      <text:p text:style-name="P37"/>
      <text:p text:style-name="P18"><text:soft-page-break/><text:span text:style-name="T12">5) </text:span><text:span text:style-name="T28">Quand une distribution Debian est en cours de développement, elle n’a aucun numéro de version mais un nom de code. Le but de ces noms de code est de faciliter la copie sur les miroirs des distributions Debian (si un véritable répertoire comme « unstable » est soudainement renommé en stable, beaucoup de choses devraient être inutilement téléchargées). </text:span><text:span text:style-name="T29">Jusqu’ici, les noms de code proviennent des personnages des films « Toy Story » par Pixar (ex : buzz, rex, bo, hamm, jessie, etc...). </text:span><text:span text:style-name="T30">(</text:span><text:a xlink:type="simple" xlink:href="https://www.debian.org/doc/manuals/debian-faq/ftparchives.fr.html" text:style-name="Internet_20_link" text:visited-style-name="Visited_20_Internet_20_Link">https://www.debian.org/doc/manuals/debian-faq/ftparchives.fr.html</text:a><text:span text:style-name="T30">)</text:span></text:p>
      <text:p text:style-name="P38"/>
      <text:p text:style-name="P39"/>
      <text:p text:style-name="P39">6) <text:span text:style-name="T39">Il y a 9 architectures gérées par la version « Bullseye » :</text:span></text:p>
      <text:p text:style-name="P39"/>
      <text:p text:style-name="P40">-PC 64 bits (amd64)</text:p>
      <text:p text:style-name="P40">-ARM 64 bits (AArch64) <text:s text:c="4"/></text:p>
      <text:p text:style-name="P40">-EABI ARM (armel) <text:s text:c="4"/></text:p>
      <text:p text:style-name="P40">-ARM avec unité de calcul flottant (armhf) <text:s text:c="4"/></text:p>
      <text:p text:style-name="P40">-PC 32 bits (i386) <text:s text:c="4"/></text:p>
      <text:p text:style-name="P40">-MIPS (petit-boutiste) <text:s text:c="4"/></text:p>
      <text:p text:style-name="P40">-MIPS 64 bits (petit-boutiste) <text:s text:c="4"/></text:p>
      <text:p text:style-name="P40">-PowerPC 64 bits (petit-boutiste) <text:s text:c="4"/></text:p>
      <text:p text:style-name="P40">-System z </text:p>
      <text:p text:style-name="P40"/>
      <text:p text:style-name="P19"><text:span text:style-name="T12">(</text:span><text:a xlink:type="simple" xlink:href="https://www.debian.org/releases/bullseye/index.fr.html" text:style-name="Internet_20_link" text:visited-style-name="Visited_20_Internet_20_Link">https://www.debian.org/releases/bullseye/index.fr.html</text:a><text:span text:style-name="T12">)</text:span></text:p>
      <text:p text:style-name="P41"/>
      <text:p text:style-name="P41"/>
      <text:p text:style-name="P42">7)</text:p>
      <text:p text:style-name="P42"/>
      <text:p text:style-name="P20"><text:span text:style-name="T12">°Le premier nom de code utilisé par Debian est « Buzz » (il s’agit là de la version Debian 1.1). </text:span><text:span text:style-name="T31">(</text:span><text:a xlink:type="simple" xlink:href="https://www.debian.org/distrib/archive" text:style-name="Internet_20_link" text:visited-style-name="Visited_20_Internet_20_Link">https://www.debian.org/distrib/archive</text:a><text:span text:style-name="T31">)</text:span></text:p>
      <text:p text:style-name="P42"/>
      <text:p text:style-name="P42"/>
      <text:p text:style-name="P20"><text:span text:style-name="T12">°</text:span><text:span text:style-name="T32">Cette première version fût annoncée et publiée le 17 j</text:span><text:span text:style-name="T33">u</text:span><text:span text:style-name="T32">in 1996 sous le nom de Debian GNU/Linux 1.1. </text:span><text:span text:style-name="T34">(</text:span><text:a xlink:type="simple" xlink:href="https://wiki.debian.org/fr/DebianBuzz" text:style-name="Internet_20_link" text:visited-style-name="Visited_20_Internet_20_Link">https://wiki.debian.org/fr/DebianBuzz</text:a><text:span text:style-name="T34">)</text:span></text:p>
      <text:p text:style-name="P42"/>
      <text:p text:style-name="P42"/>
      <text:p text:style-name="P21"><text:span text:style-name="T12">°Comme cité précédemment, le numéro de version de la distribution « Buzz » est « Debian 1.1 ». (</text:span><text:a xlink:type="simple" xlink:href="https://wiki.debian.org/fr/DebianBuzz" text:style-name="Internet_20_link" text:visited-style-name="Visited_20_Internet_20_Link">https://wiki.debian.org/fr/DebianBuzz</text:a><text:span text:style-name="T12">)</text:span></text:p>
      <text:p text:style-name="P43"/>
      <text:p text:style-name="P43"/>
      <text:p text:style-name="P43"/>
      <text:p text:style-name="P44">8)</text:p>
      <text:p text:style-name="P44"/>
      <text:p text:style-name="P22"><text:span text:style-name="T12">°Actuellement, le dernier nom de code annoncée à ce jour est « Bookworm ». (</text:span><text:a xlink:type="simple" xlink:href="https://www.debian.org/releases/index.fr.html" text:style-name="Internet_20_link" text:visited-style-name="Visited_20_Internet_20_Link">https://www.debian.org/releases/index.fr.html</text:a><text:span text:style-name="T12">).</text:span></text:p>
      <text:p text:style-name="P45"/>
      <text:p text:style-name="P22"><text:span text:style-name="T12">°La version initiale fût publiée le 10 juin 2023, mais la dernière en date fût publiée le 10 février 2024. (</text:span><text:a xlink:type="simple" xlink:href="https://www.debian.org/releases/bookworm/" text:style-name="Internet_20_link" text:visited-style-name="Visited_20_Internet_20_Link">https://www.debian.org/releases/bookworm/</text:a><text:span text:style-name="T12">)</text:span></text:p>
      <text:p text:style-name="P45"/>
      <text:p text:style-name="P23"><text:span text:style-name="T12">°</text:span><text:span text:style-name="T35">La version de cette distribution est « Debian 12.0 » (pour la première), et « Debian 12.4 » (pour la dernière en date). (</text:span><text:a xlink:type="simple" xlink:href="https://www.debian.org/releases/bookworm/" text:style-name="Internet_20_link" text:visited-style-name="Visited_20_Internet_20_Link">https://www.debian.org/releases/bookworm/</text:a><text:span text:style-name="T35">)</text:span></text:p>
      <text:p text:style-name="P45"/>
      <text:p text:style-name="P22"/>
      <text:p text:style-name="P22"/>
      <text:p text:style-name="P21"/>
      <text:p text:style-name="P21"><text:soft-page-break/></text:p>
      <text:p text:style-name="P14"/>
      <text:p text:style-name="P14"/>
      <text:p text:style-name="P14"/>
      <text:p text:style-name="P59">Par la suite, afin d’utiliser une pré-configuration afin de configurer automatiquement notre machine virtuelle, nous avons entrer la commande suivant dans le terminal à l’emplacement exact de notre machine virtuelle :</text:p>
      <text:p text:style-name="P59"/>
      <text:p text:style-name="P59">sed -i -E ‘‘s/(--iprt-iso-maker-file-marker-bourne-sh).*$/\1=$(cat /proc/sys/kernel/random/uuid)/’’ S203-Debian12.viso</text:p>
      <text:p text:style-name="P59"/>
      <text:p text:style-name="P59"/>
      <text:p text:style-name="P59"/>
      <text:p text:style-name="P60">Nous avons ensuite inséré le fichier « S203_Debian12.viso » dans le lecteur optique (cd/dvd) de notre machine virtuelle, puis nous avons démarré la machine virtuelle et laissé faire l’installation se dérouler jusqu’au reboot. <text:span text:style-name="T11">Pour finir, nous avons changer la pré-configuration en ajoutant les packages <text:s/></text:span><text:span text:style-name="T9">MATE, sudo, git, sqlite3, curl, bash-completion et neofetch </text:span><text:span text:style-name="T11">ainsi que les droits sudo à l’utilisateur user.</text:span></text:p>
      <text:p text:style-name="P15"/>
      <text:p text:style-name="P15"/>
      <text:p text:style-name="P14"/>
      <text:p text:style-name="P14"/>
      <text:p text:style-name="P14"/>
      <text:p text:style-name="P46">Question(s) <text:span text:style-name="T36">6</text:span> : Pour installer les packages MATE, sudo, git, sqlite3, curl, bash-completion et neofetch, il faut entrer la commande « d-i pkgsel/include string mate-desktop-environment-core sudo git sqlite3 curl bash-completion neofetch » dans la catégorie « #<text:span text:style-name="T10">## </text:span>Packages, Mirrors, Image » du fichier de préconfiguration « preseed.cfg ». <text:span text:style-name="T10">Pour attribuer les droits sudo à l’utilisateur user, il suffi d’ajouter la ligne de commande « d-i usermod -aG sudo user » dans la catégorie «### Ajout des comptes root et user ».</text:span></text:p>
      <text:p text:style-name="P46"/>
      <text:p text:style-name="P46"/>
      <text:p text:style-name="P98">------------------------------------------------------------------------------------------------------------------------</text:p>
      <text:p text:style-name="P98"/>
      <text:p text:style-name="P99">Pandoc <text:span text:style-name="T46">(site apprentissage balisage de base Markdown : </text:span><text:a xlink:type="simple" xlink:href="https://www.ionos.fr/digitalguide/sites-internet/developpement-web/markdown/" text:style-name="Internet_20_link" text:visited-style-name="Visited_20_Internet_20_Link"><text:span text:style-name="T46">https://www.ionos.fr/digitalguide/sites-internet/developpement-web/markdown/</text:span></text:a><text:span text:style-name="T46">) </text:span>:</text:p>
      <text:p text:style-name="P99"/>
      <text:p text:style-name="P99">transformer un format « mardown » en « html » = « pandoc -o test.html test » (imaginons que le fichier s’appel « test »).</text:p>
      <text:p text:style-name="P99"/>
      <text:p text:style-name="P100">balises :</text:p>
      <text:p text:style-name="P100"/>
      <text:p text:style-name="P100"/>
      <text:p text:style-name="P106">italique : </text:p>
      <text:p text:style-name="P102"/>
      <text:p text:style-name="P100">*texte en italique*</text:p>
      <text:p text:style-name="P100">_texte en italique_</text:p>
      <text:p text:style-name="P100"/>
      <text:p text:style-name="P106">gras :</text:p>
      <text:p text:style-name="P106"/>
      <text:p text:style-name="P100">**texte en gras**</text:p>
      <text:p text:style-name="P100">__texte en gras__</text:p>
      <text:p text:style-name="P100"/>
      <text:p text:style-name="P106"><text:soft-page-break/>italique et gras :</text:p>
      <text:p text:style-name="P100">***texte en italique et en gras***</text:p>
      <text:p text:style-name="P100">___texte en italique et en gras___</text:p>
      <text:p text:style-name="P100"/>
      <text:p text:style-name="P106">texte barré :</text:p>
      <text:p text:style-name="P106"/>
      <text:p text:style-name="P101">~~ce texte est barré~~</text:p>
      <text:p text:style-name="P101"/>
      <text:p text:style-name="P107">titres (mettre un espace entre les « # » et plus on ajoute des « # », plus le titre sera petit) :</text:p>
      <text:p text:style-name="P103"/>
      <text:p text:style-name="P104"># Titre 1</text:p>
      <text:p text:style-name="P104">## Titre 2</text:p>
      <text:p text:style-name="P104">### Titre 3</text:p>
      <text:p text:style-name="P104">#### Titre 4</text:p>
      <text:p text:style-name="P104">##### Titre 5</text:p>
      <text:p text:style-name="P104">###### Titre 6</text:p>
      <text:p text:style-name="P104"/>
      <text:p text:style-name="P105">ou alors :</text:p>
      <text:p text:style-name="P105"/>
      <text:p text:style-name="P105">Titre 1</text:p>
      <text:p text:style-name="P105">=</text:p>
      <text:p text:style-name="P105">Titre 2</text:p>
      <text:p text:style-name="P105">-</text:p>
      <text:p text:style-name="P105"/>
      <text:p text:style-name="P105">(« = » et « - » permettent de délimiter un titre, cependant cette variante permet de créer qu’un seul titre et un seul niveau de sous-titre).</text:p>
      <text:p text:style-name="P105"/>
      <text:p text:style-name="P108">Paragraphes :</text:p>
      <text:p text:style-name="P101"/>
      <text:p text:style-name="P130"><text:span text:style-name="T40">Le langage Markdown utilise des sauts de lignes pour créer des paragraphes séparés. Pour rédiger un nouveau paragraphe, il suffit d’insérer tout simplement une ligne vierge. </text:span>Attention cependant : Markdown considère comme ligne vierge toute ligne vide sur le plan purement visuel. Si cette ligne comprend des espaces invisibles, comme des tabulations ou des espaces, l’analyseur syntaxique les ignorera et interprétera toute la ligne comme étant vierge. Si l’on souhaite insérer un saut de ligne correspondant à la balise il vous faudra insérer <text:span text:style-name="Strong_20_Emphasis">deux espaces</text:span> à la fin d’une ligne. </text:p>
      <text:p text:style-name="P130"/>
      <text:p text:style-name="P130"/>
      <text:p text:style-name="P128">Citations :</text:p>
      <text:p text:style-name="P128"/>
      <text:p text:style-name="P131">Pour transformer une zone de texte en citation, il est possible de créer un élément de type Blockquote avec Markdown. Pour ce faire, vous utiliserez <text:span text:style-name="Strong_20_Emphasis">le signe supérieur à </text:span>(&gt;). Vous pourrez soit précéder chaque ligne de ce signe, soit en insérer un au début du paragraphe et terminer le paragraphe à mettre en exergue par une ligne vierge. D’autres éléments de formatage sont possibles dans un blockquote.</text:p>
      <text:p text:style-name="P131"/>
      <text:p text:style-name="P135">Exemple :</text:p>
      <text:p text:style-name="P131"/>
      <text:p text:style-name="P131">&gt;Ceci est une **zone en retrait**.</text:p>
      <text:p text:style-name="P131">&gt;La zone continue ici</text:p>
      <text:p text:style-name="P131"/>
      <text:p text:style-name="P131">&gt;Ceci est une autre **zone de retrait**.</text:p>
      <text:p text:style-name="P131">Cette zone continue également dans la ligne suivante.</text:p>
      <text:p text:style-name="P131"><text:soft-page-break/>Cependant, cette ligne n’est plus en retrait</text:p>
      <text:p text:style-name="P129">Listes :</text:p>
      <text:p text:style-name="P129"/>
      <text:p text:style-name="P134">Si vous souhaitez établir une liste simple avec Markdown, vous avez le choix entre <text:span text:style-name="Strong_20_Emphasis">le signe plus, le tiret ou un astérisque</text:span>. Ces trois options donnent le même rendu.</text:p>
      <text:p text:style-name="P136">Exemples :</text:p>
      <text:p text:style-name="P133"/>
      <text:p text:style-name="P131">- Liste1</text:p>
      <text:p text:style-name="P131">- Liste 2</text:p>
      <text:p text:style-name="P131">- Liste 3</text:p>
      <text:p text:style-name="P131"/>
      <text:p text:style-name="P132">Pour créer une liste numérotée, il vous suffira d’inscrire <text:span text:style-name="Strong_20_Emphasis">un chiffre suivi d’un point</text:span>.</text:p>
      <text:p text:style-name="P131"/>
      <text:p text:style-name="P137">Exemples :</text:p>
      <text:p text:style-name="P137"/>
      <text:p text:style-name="P139">1. Liste 1</text:p>
      <text:p text:style-name="P139">2. Liste 2</text:p>
      <text:p text:style-name="P139">3. Liste 3</text:p>
      <text:p text:style-name="P139"/>
      <text:p text:style-name="P139"/>
      <text:p text:style-name="P139">Markdown permet aussi d’éditer des listes à cocher. Ces listes sont précédées d’une case à cocher pouvant être activée par clic. Ces cases peuvent d’ailleurs être cochées par défaut au moment de la création de la liste. Pour ce faire, vous devez utiliser les <text:span text:style-name="Strong_20_Emphasis">crochets et le X</text:span>.</text:p>
      <text:p text:style-name="P139"/>
      <text:p text:style-name="P138">Exemples :</text:p>
      <text:p text:style-name="P138"/>
      <text:p text:style-name="P140">[ ] A</text:p>
      <text:p text:style-name="P140">[x] B</text:p>
      <text:p text:style-name="P140">[ ] C</text:p>
      <text:p text:style-name="P140"/>
      <text:p text:style-name="P141"><text:span text:style-name="T44">Attention, p</text:span>our des cases à cocher vides, n’oubliez pas de laisser une espace entre les deux crochets. Sinon Markdown n’identifiera pas votre texte comme étant une liste.</text:p>
      <text:p text:style-name="P141"/>
      <text:p text:style-name="P110"/>
      <text:p text:style-name="P109">Codes :</text:p>
      <text:p text:style-name="P109"/>
      <text:p text:style-name="P111">Pour écrire un morceau de code dans un texte, Markdown l’identifie au moyen du caractère appelé le <text:span text:style-name="Strong_20_Emphasis">Backtick</text:span> ou apostrophe inversée. Attention, à ne pas confondre avec les guillemets. Le marquage est donc constitué d’une apostrophe inversée au début et à la fin du segment correspondant au code. C’est ainsi que vous pourrez incorporer directement le code source ou une commande logicielle dans le texte.</text:p>
      <text:p text:style-name="P111"/>
      <text:p text:style-name="P112">Exemples :</text:p>
      <text:p text:style-name="P112"/>
      <text:p text:style-name="P63">C’est le `code`.</text:p>
      <text:p text:style-name="P63"/>
      <text:p text:style-name="P63"/>
      <text:p text:style-name="P142">Attention cependant à ne pas écrire par mégarde un accent grave, par exemple : à. C’est ce qui risque d’arriver si vous insérez ce caractère devant une voyelle. Pour éviter ce problème, pensez à insérer une espace entre l’apostrophe inversée et la voyelle.</text:p>
      <text:p text:style-name="P142"><text:soft-page-break/></text:p>
      <text:p text:style-name="P64">Si votre codage renferme déjà l’apostrophe inversée, vous devez précéder la zone de code de <text:span text:style-name="Strong_20_Emphasis">deux fois ce caractère</text:span>. Dans ce cas, Markdown n’interprétera pas l’apostrophe inversée comme une balise.</text:p>
      <text:p text:style-name="P64"/>
      <text:p text:style-name="P119">Exemples :</text:p>
      <text:p text:style-name="P119">``C’est tout le `code`.``</text:p>
      <text:p text:style-name="P63"/>
      <text:p text:style-name="P63">Pour identifier tout un bloc de texte comme du code source, vous pourrez utiliser soit la touche de <text:span text:style-name="Strong_20_Emphasis">tabulation ou quatre espaces consécutives</text:span>, et ce pour chaque ligne concernée. Pour indenter davantage certaines lignes, il vous suffira d’insérer des tabulations ou des espaces.</text:p>
      <text:p text:style-name="P63"/>
      <text:p text:style-name="P113">Exemples :</text:p>
      <text:p text:style-name="P65"/>
      <text:p text:style-name="P65">Encore écrit ici en texte ordinaire</text:p>
      <text:p text:style-name="P65"><text:s text:c="2"/>Ceci est la première ligne du bloc de code</text:p>
      <text:p text:style-name="P65"><text:s text:c="2"/>La seconde ligne est encore plus en retrait</text:p>
      <text:p text:style-name="P65"><text:s text:c="2"/>C’est une autre ligne du bloc de code</text:p>
      <text:p text:style-name="P65">C’est ici que le texte ordinaire recommence</text:p>
      <text:p text:style-name="P65"/>
      <text:p text:style-name="P65"/>
      <text:p text:style-name="P114"><text:span text:style-name="T45">Si vous préférez utiliser des caractères pour introduire et refermer des blocs de codage, il est possible d’utiliser </text:span><text:span text:style-name="Strong_20_Emphasis"><text:span text:style-name="T45">trois apostrophes inversées</text:span></text:span><text:span text:style-name="T45"> au début et à la fin du bloc. Plusieurs éditeurs Markdown offrent par ailleurs la possibilité d’opter automatiquement pour un balisage de couleur. Pour ce faire, il vous faut préciser, juste après les trois apostrophes d'introduction, le langage dans lequel vous avez édité le code source.</text:span></text:p>
      <text:p text:style-name="P113"/>
      <text:p text:style-name="P115">Exemples :</text:p>
      <text:p text:style-name="P115"/>
      <text:p text:style-name="P66">```html</text:p>
      <text:p text:style-name="P66">&lt;html&gt;</text:p>
      <text:p text:style-name="P66"><text:s text:c="2"/>&lt;head&gt;</text:p>
      <text:p text:style-name="P66"><text:s text:c="2"/>&lt;/head&gt;</text:p>
      <text:p text:style-name="P66">&lt;/html&gt;</text:p>
      <text:p text:style-name="P66">```</text:p>
      <text:p text:style-name="P66"/>
      <text:p text:style-name="P66"/>
      <text:p text:style-name="P92">hyperliens :</text:p>
      <text:p text:style-name="P92"/>
      <text:p text:style-name="P68">Markdown permet aussi d’insérer des images et des hyperliens dans votre texte. Cette insertion se fait en <text:span text:style-name="Strong_20_Emphasis">combinant des parenthèses et des crochets</text:span>. Pour créer un lien, vous devrez écrire les mots ou les phrases visibles dans le texte entre crochets, suivis directement de l’adresse URL entre parenthèses. Si vous souhaitez ajouter au lien un titre facultatif, visible par l’utilisateur au survol de la souris, c’est tout à fait possible : ce texte devra être ajouté à l’adresse URL entre les parenthèses, mais sera séparé d’une espace de l’URL, et inscrit entre guillemets doubles.</text:p>
      <text:p text:style-name="P67"/>
      <text:p text:style-name="P116"><text:soft-page-break/>Exemples :</text:p>
      <text:p text:style-name="P116"/>
      <text:p text:style-name="P67"/>
      <text:p text:style-name="P66"><text:s text:c="2"/>Ici ce qui suit [Lien](https://example.com/ "titre de lien optionnel").</text:p>
      <text:p text:style-name="P66"/>
      <text:p text:style-name="P66"/>
      <text:p text:style-name="P66"/>
      <text:p text:style-name="P143"><text:span text:style-name="T41"><text:s text:c="2"/></text:span>Si vous insérez une adresse URL ou une adresse électronique dans votre texte ordinaire, la plupart des éditeurs Markdown créeront automatiquement un hyperlien accessible par clic. Pour forcer cette fonction, utilisez les signes <text:span text:style-name="Strong_20_Emphasis">inférieur et supérieur à</text:span>. Si, en revanche, vous souhaitez empêcher les éditeurs d’activer cette fonction, marquez l’URL comme code, et utilisez à nouveau les apostrophes inversées.</text:p>
      <text:p text:style-name="P66"/>
      <text:p text:style-name="P66"/>
      <text:p text:style-name="P117">Exemples :</text:p>
      <text:p text:style-name="P69"/>
      <text:p text:style-name="P69">&lt;https://example.com&gt;</text:p>
      <text:p text:style-name="P117"><text:span text:style-name="T45">`</text:span><text:a xlink:type="simple" xlink:href="https://example.com/" text:style-name="Internet_20_link" text:visited-style-name="Visited_20_Internet_20_Link"><text:span text:style-name="T45">https://example.com</text:span></text:a><text:span text:style-name="T45">`</text:span></text:p>
      <text:p text:style-name="P69"/>
      <text:p text:style-name="P69"/>
      <text:p text:style-name="P69"/>
      <text:p text:style-name="P93">Images :</text:p>
      <text:p text:style-name="P93"/>
      <text:p text:style-name="P120"><text:span text:style-name="T45">La syntaxe permettant d’insérer des images est semblable à celle des liens. On commence cependant par insérer un </text:span><text:span text:style-name="Strong_20_Emphasis"><text:span text:style-name="T45">point d’exclamation</text:span></text:span><text:span text:style-name="T45">. Suivent ensuite les crochets entre lesquels on insère le texte alternatif de l’image, puis l’URL de l’image entre parenthèses. L’image sera dans ce cas directement affichée dans le texte.</text:span></text:p>
      <text:p text:style-name="P70"/>
      <text:p text:style-name="P118">Exemples :</text:p>
      <text:p text:style-name="P118"/>
      <text:p text:style-name="P71">![Ceci est un exemple d’image](<text:a xlink:type="simple" xlink:href="https://example.com/bild.jpg" text:style-name="Internet_20_link" text:visited-style-name="Visited_20_Internet_20_Link">https://example.com/bild.jpg</text:a>)</text:p>
      <text:p text:style-name="P71"/>
      <text:p text:style-name="P144"/>
      <text:p text:style-name="P145">Vous pouvez bien sûr créer des liens vers des pages HTML ou des images se trouvant sur votre propre serveur. Si le document concerné se trouve sur le même serveur, vous pouvez vous contenter de liens relatifs.</text:p>
      <text:p text:style-name="P145"/>
      <text:p text:style-name="P72">Vous pouvez aussi combiner des images et des hyperliens. Si vous souhaitez insérer un lien cliquable derrière l’image, vous devez <text:span text:style-name="Strong_20_Emphasis">combiner les deux fonctions</text:span>. L’image devient dans ce cas le texte d’ancrage et s’affiche donc entre les crochets.</text:p>
      <text:p text:style-name="P72"/>
      <text:p text:style-name="P121">Exemples :</text:p>
      <text:p text:style-name="P78"/>
      <text:p text:style-name="P121"><text:span text:style-name="T45">[![Ceci est un exemple d’image](</text:span><text:a xlink:type="simple" xlink:href="https://example.com/bild.jpg)%5D(https://example.com)" text:style-name="Internet_20_link" text:visited-style-name="Visited_20_Internet_20_Link"><text:span text:style-name="T45">https://example.com/bild.jpg)](https://example.com)</text:span></text:a></text:p>
      <text:p text:style-name="P78"/>
      <text:p text:style-name="P78"><text:soft-page-break/></text:p>
      <text:p text:style-name="P96">Tableaux :</text:p>
      <text:p text:style-name="P96"/>
      <text:p text:style-name="P122"><text:span text:style-name="T45">Les </text:span><text:span text:style-name="Strong_20_Emphasis"><text:span text:style-name="T45">barres verticales </text:span></text:span><text:span text:style-name="T45">(|) permettent d’éditer des tableaux avec Markdown. Chaque cellule du tableau est séparée d’une barre verticale. Pour créer des lignes de titre qui se distinguent du reste du tableau, vous devrez souligner les cellules concernées avec les tirets du 6.</text:span></text:p>
      <text:p text:style-name="P73"/>
      <text:p text:style-name="P122">Exemples :</text:p>
      <text:p text:style-name="P122"/>
      <text:p text:style-name="P73">|cellule 1|cellule 2|</text:p>
      <text:p text:style-name="P73">|--------|--------|</text:p>
      <text:p text:style-name="P73">| <text:s text:c="3"/>A <text:s text:c="3"/>| <text:s text:c="3"/>B <text:s text:c="3"/>|</text:p>
      <text:p text:style-name="P73">| <text:s text:c="3"/>C <text:s text:c="3"/>| <text:s text:c="3"/>D <text:s text:c="3"/>|</text:p>
      <text:p text:style-name="P73"/>
      <text:p text:style-name="P73">Il n’est pas nécessaire d’aligner les barres verticales les unes en dessous des autres. Si elles sont alignées, la lisibilité du tableau est cependant meilleure dans la version brute du document Markdown. La même chose s’applique aux barres verticales latérales. Elles n’ont aucune utilité pour la compilation du document.</text:p>
      <text:p text:style-name="P73"/>
      <text:p text:style-name="P73"/>
      <text:p text:style-name="P94">Notes de bas de page :</text:p>
      <text:p text:style-name="P94"/>
      <text:p text:style-name="P74">Markdown vous permet aussi d’éditer des notes de bas de page. Ajoutez tout simplement dans votre texte un numéro d’annotation, et reprenez ce numéro en bas de votre page dans une note de bas de page. Markdown créera alors automatiquement une ligne. Le chiffre correspondant à l’annotation est automatiquement formaté en lien, ce qui vous permet d’atteindre la note de bas de page par un simple clic. Pour pouvoir bénéficier de cet automatisme, commencez par inscrire le numéro de l’annotation derrière le mot souhaité : commencez par écrire <text:span text:style-name="Strong_20_Emphasis">un accent circonflexe </text:span>entre les crochets, suivi du <text:span text:style-name="Strong_20_Emphasis">numéro</text:span>.</text:p>
      <text:p text:style-name="Text_20_body">Le choix du chiffre (ou autres valeurs) n’a aucune espèce d’importance. Comme pour la création de liste, Markdown se charge de la numérotation. Ce qui est important, c’est de créer ensuite un renvoi vers la désignation que vous aurez sélectionnée. Pour ce faire, vous devez reprendre le même chiffre dans une nouvelle ligne, inséré à nouveau entre crochets avec un accent circonflexe, vous ajoutez le signe des <text:span text:style-name="Strong_20_Emphasis">deux points</text:span>, et vous rédigez le texte de l’annotation. Ce texte pourra d’ailleurs faire l’objet d’un formatage de votre choix, et s’étendre sur plusieurs lignes.</text:p>
      <text:p text:style-name="P74"/>
      <text:p text:style-name="P123">Exemples :</text:p>
      <text:p text:style-name="P79"><text:soft-page-break/>Dans le texte ordinaire [^1] vous pouvez facilement placer des notes de bas de page [^2]</text:p>
      <text:p text:style-name="P79">[^1]: Vous trouverez ici le texte de la note de bas de page.</text:p>
      <text:p text:style-name="P79"><text:s/>[^2]: **Note de page de page** peut aussi être *formatée*.</text:p>
      <text:p text:style-name="P79">Et celles-ci comprennent même plusieurs lignes</text:p>
      <text:p text:style-name="P79"/>
      <text:p text:style-name="P79"/>
      <text:p text:style-name="P79">Et celles-ci comprennent même plusieurs lignes</text:p>
      <text:p text:style-name="P79">L’endroit où vous l’implantez dans le texte n’a pas d’importance. Markdown le placera dans tous les cas à la fin du document. Pour clore l’annotation et poursuivre la rédaction du corps de texte, ajoutez tout simplement une ligne vierge.</text:p>
      <text:p text:style-name="P79"/>
      <text:p text:style-name="P79"/>
      <text:p text:style-name="P97">Caractères « &amp; » et « &lt;&gt; » :</text:p>
      <text:p text:style-name="P97"/>
      <text:p text:style-name="P124"><text:span text:style-name="T45">Markdown étant très proche de HTML, il convient de regarder de plus près à l’usage du « et commercial » ainsi que les signes supérieur et inférieur. Ces caractères sont employés en HTML pour ouvrir et fermer des balises (&lt;&gt;) ou pour travailler avec des entités (&amp;). Si l’on veut utiliser ces caractères dans leur signification d’origine, il faudra les masquer en HTML : </text:span><text:span text:style-name="Emphasis">&amp;</text:span><text:span text:style-name="T45">, </text:span><text:span text:style-name="Emphasis">&lt;</text:span><text:span text:style-name="T45"> et </text:span><text:span text:style-name="Emphasis">&gt;</text:span><text:span text:style-name="T45">. Avec Markdown, il n’y a normalement aucune raison de ne pas utiliser ces caractères tels quels. Mais comme il est possible pour les utilisateurs de combiner Markdown et HTML, la situation est un peu complexe. Pour vous éviter de devoir faire face à de tels problèmes, l’analyseur syntaxique sait faire la différence entre les moments où vous souhaitez utiliser ces caractères et les situations de code HTML.</text:span></text:p>
      <text:p text:style-name="P125">Exemples :</text:p>
      <text:p text:style-name="P125"/>
      <text:p text:style-name="P75">A &amp; B</text:p>
      <text:p text:style-name="P75">&amp;alpha;</text:p>
      <text:p text:style-name="P75">1 &lt; 2</text:p>
      <text:p text:style-name="P75">&lt;p&gt;</text:p>
      <text:p text:style-name="P75"/>
      <text:p text:style-name="P75"/>
      <text:p text:style-name="P95">Masquer les barres obliques inversées :</text:p>
      <text:p text:style-name="P95"/>
      <text:p text:style-name="P76"><text:soft-page-break/>En plus des caractères spéciaux imposés par HTML, Markdown utilise quelques autres caractères pour le formatage. Si l’on insère ces caractères, l’analyseur syntaxique en tiendra compte au moment de la conversion. Voici les caractères concernés :</text:p>
      <text:list xml:id="list1004093067" text:style-name="L1">
        <text:list-item>
          <text:p text:style-name="P188"><text:span text:style-name="Strong_20_Emphasis">Astérisque </text:span>: *</text:p>
        </text:list-item>
        <text:list-item>
          <text:p text:style-name="P188"><text:span text:style-name="Strong_20_Emphasis">Trait d’union</text:span> : -</text:p>
        </text:list-item>
        <text:list-item>
          <text:p text:style-name="P188"><text:span text:style-name="Strong_20_Emphasis">Souligné</text:span> : _</text:p>
        </text:list-item>
        <text:list-item>
          <text:p text:style-name="P188"><text:span text:style-name="Strong_20_Emphasis">Parenthèses </text:span>: ()</text:p>
        </text:list-item>
        <text:list-item>
          <text:p text:style-name="P188"><text:span text:style-name="Strong_20_Emphasis">Crochets </text:span>: []</text:p>
        </text:list-item>
        <text:list-item>
          <text:p text:style-name="P188"><text:span text:style-name="Strong_20_Emphasis">Accolades </text:span>: {}</text:p>
        </text:list-item>
        <text:list-item>
          <text:p text:style-name="P188"><text:span text:style-name="Strong_20_Emphasis">Point</text:span> : .</text:p>
        </text:list-item>
        <text:list-item>
          <text:p text:style-name="P188"><text:span text:style-name="Strong_20_Emphasis">Point d’exclamation</text:span> : !</text:p>
        </text:list-item>
        <text:list-item>
          <text:p text:style-name="P188"><text:span text:style-name="Strong_20_Emphasis">Dièse</text:span> : #</text:p>
        </text:list-item>
        <text:list-item>
          <text:p text:style-name="P188"><text:span text:style-name="Strong_20_Emphasis">Accent grave</text:span> : `</text:p>
        </text:list-item>
        <text:list-item>
          <text:p text:style-name="P187"><text:span text:style-name="Strong_20_Emphasis">Barre oblique inversée</text:span> : \</text:p>
        </text:list-item>
      </text:list>
      <text:p text:style-name="Text_20_body">Si l’on veut utiliser ces caractères dans leur sens premier, il suffit de les précéder d’une <text:span text:style-name="Strong_20_Emphasis">barre oblique inversée</text:span>. Important : Cette barre oblique inversée doit impérativement précéder chacun de ces caractères. Cela concerne donc autant une parenthèse ouvrante qu’une parenthèse fermante.</text:p>
      <text:p text:style-name="P76"/>
      <text:p text:style-name="P126">Exemples :</text:p>
      <text:p text:style-name="P77"/>
      <text:p text:style-name="P77">Ceci est un \*exemple avec des astérisques\*.</text:p>
      <text:p text:style-name="P77"/>
      <text:p text:style-name="P77"/>
      <text:p text:style-name="P80">------------------------------------------------------------------------------------------------------------------------</text:p>
      <text:p text:style-name="P80"/>
      <text:p text:style-name="P81">Semaine 3 :</text:p>
      <text:p text:style-name="P82">Nous avons d’abord configurer GIT : </text:p>
      <text:p text:style-name="P82">git config –-global user.name « Prénom Nom »</text:p>
      <text:p text:style-name="P83">Cette commande définit dans les options globales le nom de l’utilisateur.</text:p>
      <text:p text:style-name="P82">git config –global user.mail « adresse mail »</text:p>
      <text:p text:style-name="P83">Cette commande définit dans les options globales l’adresse mail de l’utilisateur.</text:p>
      <text:p text:style-name="P82">git config –global init.defaultBranch « master »</text:p>
      <text:p text:style-name="P83">Cette commande définit dans les options globales permet d’éviter le warning concernant la création d’une branche par défaut.</text:p>
      <text:p text:style-name="P83"/>
      <text:p text:style-name="P83">Ensuite nous avons installé gitk grace à la commande sudo apt install gitk</text:p>
      <text:p text:style-name="P83"><text:soft-page-break/>Puis nous avons installé git-gui à l’aide de la commande sudo apt install git-gui</text:p>
      <text:p text:style-name="P83"/>
      <text:p text:style-name="P83">//<text:span text:style-name="T49">PARTIE MATHEO //</text:span></text:p>
      <text:p text:style-name="P83"/>
      <text:p text:style-name="P84">Ensuite nous avons installé une interface graphique nommé GitFiend, cette interface graphique est libre et gratuite ,que nous avons trouvé via le site <text:a xlink:type="simple" xlink:href="http://git-scm.com/download/gui/linux" text:style-name="Internet_20_link" text:visited-style-name="Visited_20_Internet_20_Link">http://git-scm.com/download/gui/linux</text:a>, permettant la gestion d’un projet Git.</text:p>
      <text:p text:style-name="P84">Ce logiciel est facilement utilisable par son interface bien organisé et très intuitive, de plus la possibilité de créer et ouvrir un dépôt directement via l’interface permettant un usage plus simple.</text:p>
      <text:p text:style-name="P84">Nous l’avons installé via le site précédemment, ce qui nous a mené au site de l’interface où nous avons installé un fichier .deb permettant l’installation via la ligne de commande suivante</text:p>
      <text:p text:style-name="P84">su -</text:p>
      <text:p text:style-name="P84">sudo apt-<text:span text:style-name="T50">get install </text:span><text:span text:style-name="T51">/home/user/Bureau/GitFiend_0.44.3_amd64.deb (Nous avons déplacé le fichier dans le Bureau de l’utilisateur user et le point .deb représente la dernière version de GitFiend)</text:span></text:p>
      <text:p text:style-name="P127"/>
      <text:p text:style-name="P85"><text:span text:style-name="T50">S</text:span>i l’on compare GitFiend avec Gitk et git-gui, nous remarquons que toutes ces interfaces permettent <text:s/><text:span text:style-name="T52">de créer de nouveau fichier et de faire des commits, push et pull. Cependant, </text:span><text:span text:style-name="T53">l’utilisation de de GitFiend est plus intuitive. Cependant, il est vrai que l’ajout de nouvelles options n’est pas possible via l’interface GitFiend.</text:span></text:p>
      <text:p text:style-name="P82"/>
      <text:p text:style-name="P82">------------------------------------------------------------------------------------------------------------------------<text:span text:style-name="T54">Semaine 4 : Git</text:span><text:span text:style-name="T55">e</text:span><text:span text:style-name="T54">a</text:span></text:p>
      <text:p text:style-name="P161"/>
      <text:p text:style-name="P88">Par la suite, nous nous somme intéresser à gitea et ses spécificités. Ainsi, nous avons commencer par réaliser la redirection du port 3000 de notre machine hôte vers le port 3000 de notre machine virtuelle en se rendant dans les paramètres de notre machine virtuelle, puis dans la catégorie « Réseau », puis nous avons cliquer sur le bouton situer en bas de la page intitulé « Redirection de ports », suite à quoi nous avons crée une nouvelle redirection comportant les caractéristiques présents sur l’image ci-dessous :</text:p>
      <text:p text:style-name="P88">IMAGE</text:p>
      <text:p text:style-name="P88"/>
      <text:p text:style-name="P88"/>
      <text:p text:style-name="P89">Avant de commencer à installer Gitea, nous pouvons nous demander qu’est ce que Gitea ?</text:p>
      <text:p text:style-name="P89">Eh bien gitea est une forge logicielle libre en Go sous la licence MIT permettant l’hébergement de développement logiciel, basé sur le logiciel de gestion de versions Git concernant la gestion du code source, comportant ainsi un système de suivi des bugs, un wiki, ainsi que des outils pour la relecture du code. <text:span text:style-name="T58">Gitea est également disponible 24 heures sur 24, </text:span><text:span text:style-name="T59">totalement libre et gratuit et</text:span><text:span text:style-name="T58"> permet </text:span><text:soft-page-break/><text:span text:style-name="T58">également l’import et l’export de données ainsi que la gestion des médias et bien plus encore.</text:span> <text:span text:style-name="T57">(source : </text:span><text:a xlink:type="simple" xlink:href="https://fr.wikipedia.org/wiki/Gitea" text:style-name="Internet_20_link" text:visited-style-name="Visited_20_Internet_20_Link"><text:span text:style-name="T57">https://fr.wikipedia.org/wiki/Gitea</text:span></text:a><text:span text:style-name="T57">)</text:span></text:p>
      <text:p text:style-name="P89"/>
      <text:p text:style-name="P90">Ce logiciel peut notamment être comparer à d’autres logiciels bien connus dans ce domaine, comme GitLab (offrant ainsi une gestion du référentiel git, les révisions de code et bien plus encore), ou bien même GitHub (étant ainsi le meilleur endroit pour partager du code avec des amis, des collègues, des camarades de classe ou bien même de parfait inconnus). <text:span text:style-name="T60">Nous pouvons également retrouver des logiciels un peu moins connus tels que Gogs, Phabricator ou bien même Bitbucket. </text:span><text:span text:style-name="T61">(source : </text:span><text:a xlink:type="simple" xlink:href="https://www.logiciels.pro/logiciel-saas/gitea/" text:style-name="Internet_20_link" text:visited-style-name="Visited_20_Internet_20_Link"><text:span text:style-name="T61">https://www.logiciels.pro/logiciel-saas/gitea/</text:span></text:a><text:span text:style-name="T61">)</text:span></text:p>
      <text:p text:style-name="P90"/>
      <text:p text:style-name="P87">Ainsi, nous avons commencer l’installation de gitea sur notre machine virutelle :</text:p>
      <text:p text:style-name="P87"/>
      <text:p text:style-name="P91">1<text:span text:style-name="T106">er</text:span> étape :</text:p>
      <text:p text:style-name="P87">Pour installer gitea, nous somme passer par wget, à l’aide des commandes suivantes :</text:p>
      <text:p text:style-name="P87"/>
      <text:p text:style-name="P86"><text:span text:style-name="Source_20_Text"><text:span text:style-name="T62">wget -</text:span></text:span><text:span text:style-name="Source_20_Text"><text:span text:style-name="T63">O</text:span></text:span><text:span text:style-name="Source_20_Text"><text:span text:style-name="T62"> gitea </text:span></text:span><text:a xlink:type="simple" xlink:href="https://dl.gitea.com/gitea/1.21.7/gitea-1.21.7-linux-amd64" text:style-name="Internet_20_link" text:visited-style-name="Visited_20_Internet_20_Link"><text:span text:style-name="Source_20_Text">https://dl.gitea.com/gitea/</text:span></text:a><text:a xlink:type="simple" xlink:href="https://dl.gitea.com/gitea/1.21.7/gitea-1.21.7-linux-amd64" text:style-name="Internet_20_link" text:visited-style-name="Visited_20_Internet_20_Link"><text:span text:style-name="Source_20_Text"><text:span text:style-name="T108">1</text:span></text:span></text:a><text:a xlink:type="simple" xlink:href="https://dl.gitea.com/gitea/1.21.7/gitea-1.21.7-linux-amd64" text:style-name="Internet_20_link" text:visited-style-name="Visited_20_Internet_20_Link"><text:span text:style-name="T108">.21.7/gitea-1.21.7-linux-amd64</text:span></text:a></text:p>
      <text:p text:style-name="P148"><text:span text:style-name="Source_20_Text"><text:span text:style-name="T62"/></text:span></text:p>
      <text:p text:style-name="P149"><text:span text:style-name="Source_20_Text"><text:span text:style-name="T88">chmod +x gitea</text:span></text:span></text:p>
      <text:p text:style-name="P149"><text:span text:style-name="Source_20_Text"/></text:p>
      <text:p text:style-name="P162"><text:span text:style-name="Source_20_Text"><text:span text:style-name="T109">(si wget n’est pas installé, il faut l’installer avant d’exécuter les commandes précédentes à l’aide de la commande « sudo apt install wget »).</text:span></text:span></text:p>
      <text:p text:style-name="P149"><text:span text:style-name="Source_20_Text"/></text:p>
      <text:p text:style-name="P150"><text:span text:style-name="Source_20_Text"/></text:p>
      <text:p text:style-name="P150"><text:span text:style-name="Source_20_Text"/></text:p>
      <text:p text:style-name="P150"><text:span text:style-name="Source_20_Text"><text:span text:style-name="T89">Ensuite, nous avons vérifier les signature GPS à l’aide des commandes suivantes :</text:span></text:span></text:p>
      <text:p text:style-name="P150"><text:span text:style-name="Source_20_Text"/></text:p>
      <text:p text:style-name="P151"><text:span text:style-name="Source_20_Text">gpg --keyserver keys.openpgp.org --recv 7C9E68152594688862D62AF62D9AE806EC1592E2</text:span></text:p>
      <text:p text:style-name="P151"><text:span text:style-name="Source_20_Text"/></text:p>
      <text:p text:style-name="P163"><text:span text:style-name="Source_20_Text">gpg --verify gitea-</text:span><text:span text:style-name="Source_20_Text"><text:span text:style-name="T110">1.21.7-linux-amd64</text:span></text:span><text:span text:style-name="Source_20_Text">.asc gitea-</text:span><text:span text:style-name="Source_20_Text"><text:span text:style-name="T110">1.21.7-linux-amd64</text:span></text:span></text:p>
      <text:p text:style-name="P151"><text:span text:style-name="Source_20_Text"/></text:p>
      <text:p text:style-name="P164"><text:span text:style-name="Source_20_Text"><text:span text:style-name="T90">(dans cette dernière commande, «  gitea-</text:span></text:span><text:span text:style-name="Source_20_Text"><text:span text:style-name="T110">1.21.7-linux-amd64</text:span></text:span><text:span text:style-name="Source_20_Text"><text:span text:style-name="T90">.asc » est à remplacer par le .asc souhaité et « gitea-</text:span></text:span><text:span text:style-name="Source_20_Text"><text:span text:style-name="T110">1.21.7-linux-amd64</text:span></text:span><text:span text:style-name="Source_20_Text"><text:span text:style-name="T90"> » est à remplacer par la version de gitea souhaité, </text:span></text:span><text:span text:style-name="Source_20_Text"><text:span text:style-name="T111">ici, il s’agit des fichier installés par nos soins</text:span></text:span><text:span text:style-name="Source_20_Text"><text:span text:style-name="T90">).</text:span></text:span></text:p>
      <text:p text:style-name="P152"><text:span text:style-name="Source_20_Text"/></text:p>
      <text:p text:style-name="P153"><text:span text:style-name="Source_20_Text"/></text:p>
      <text:p text:style-name="P153"><text:span text:style-name="Source_20_Text"><text:span text:style-name="T91">Nous avons ensuite vérifi</text:span></text:span><text:span text:style-name="Source_20_Text"><text:span text:style-name="T118">é</text:span></text:span><text:span text:style-name="Source_20_Text"><text:span text:style-name="T91"> que Git était installer sur notre machine à l’aide de la commande git --version.</text:span></text:span></text:p>
      <text:p text:style-name="P153"><text:span text:style-name="Source_20_Text"/></text:p>
      <text:p text:style-name="P153"><text:span text:style-name="Source_20_Text"><text:span text:style-name="T91">Puis nous avons un utilisateur afin de lancer Gitea à l’aide de la commande suivant :</text:span></text:span></text:p>
      <text:p text:style-name="P153"><text:span text:style-name="Source_20_Text"/></text:p>
      <text:p text:style-name="P153"><text:span text:style-name="Source_20_Text"><text:span text:style-name="T62">adduser \</text:span></text:span></text:p>
      <text:p text:style-name="P146"><text:span text:style-name="Source_20_Text"><text:span text:style-name="T62"><text:s text:c="3"/>--system \</text:span></text:span></text:p>
      <text:p text:style-name="P146"><text:span text:style-name="Source_20_Text"><text:span text:style-name="T62"><text:s text:c="3"/>--shell /bin/bash \</text:span></text:span></text:p>
      <text:p text:style-name="P146"><text:span text:style-name="Source_20_Text"><text:span text:style-name="T62"><text:s text:c="3"/>--gecos 'Git Version Control' \</text:span></text:span></text:p>
      <text:p text:style-name="P146"><text:span text:style-name="Source_20_Text"><text:span text:style-name="T62"><text:s text:c="3"/>--group \</text:span></text:span></text:p>
      <text:p text:style-name="P146"><text:span text:style-name="Source_20_Text"><text:span text:style-name="T62"><text:s text:c="3"/>--disabled-password \</text:span></text:span></text:p>
      <text:p text:style-name="P146"><text:span text:style-name="Source_20_Text"><text:span text:style-name="T62"><text:s text:c="3"/>--home /home/git \</text:span></text:span></text:p>
      <text:p text:style-name="P147"><text:span text:style-name="Source_20_Text"><text:span text:style-name="T62"><text:s text:c="3"/>git</text:span></text:span></text:p>
      <text:p text:style-name="P154"><text:span text:style-name="Source_20_Text"/></text:p>
      <text:p text:style-name="P155"><text:soft-page-break/><text:span text:style-name="Source_20_Text"><text:span text:style-name="T92">La création d’une structure de </text:span></text:span><text:span text:style-name="Source_20_Text"><text:span text:style-name="T103">dossier</text:span></text:span><text:span text:style-name="Source_20_Text"><text:span text:style-name="T92"> f</text:span></text:span><text:span text:style-name="Source_20_Text"><text:span text:style-name="T93">û</text:span></text:span><text:span text:style-name="Source_20_Text"><text:span text:style-name="T95">t nécessaire afin d’installer gitea à l’aide des commandes suivantes :</text:span></text:span></text:p>
      <text:p text:style-name="P155"><text:span text:style-name="Source_20_Text"><text:span text:style-name="T95"/></text:span></text:p>
      <text:p text:style-name="P155"><text:span text:style-name="Source_20_Text"><text:span text:style-name="T64">mkdir -p /var/lib/gitea/{custom,data,log}</text:span></text:span></text:p>
      <text:p text:style-name="P146"><text:span text:style-name="Source_20_Text"><text:span text:style-name="T62">chown -R git:git /var/lib/gitea/</text:span></text:span></text:p>
      <text:p text:style-name="P146"><text:span text:style-name="Source_20_Text"><text:span text:style-name="T62">chmod -R 750 /var/lib/gitea/</text:span></text:span></text:p>
      <text:p text:style-name="P146"><text:span text:style-name="Source_20_Text"><text:span text:style-name="T62">mkdir /etc/gitea</text:span></text:span></text:p>
      <text:p text:style-name="P146"><text:span text:style-name="Source_20_Text"><text:span text:style-name="T62">chown root:git /etc/gitea</text:span></text:span></text:p>
      <text:p text:style-name="P147"><text:span text:style-name="Source_20_Text"><text:span text:style-name="T62">chmod 770 /etc/gitea</text:span></text:span></text:p>
      <text:p text:style-name="P156"><text:span text:style-name="Source_20_Text"><text:span text:style-name="T96"/></text:span></text:p>
      <text:p text:style-name="P157"><text:span text:style-name="Source_20_Text"><text:span text:style-name="T97">Par la suite, nous avons configuré le dossier gitea à l’aide de la commande suivante :</text:span></text:span></text:p>
      <text:p text:style-name="P157"><text:span text:style-name="Source_20_Text"><text:span text:style-name="T97"/></text:span></text:p>
      <text:p text:style-name="P157"><text:span text:style-name="Source_20_Text"><text:span text:style-name="T97"/></text:span></text:p>
      <text:p text:style-name="P154"><text:span text:style-name="Source_20_Text"><text:span text:style-name="T62">export GITEA_WORK_DIR=/var/lib/gitea/</text:span></text:span></text:p>
      <text:p text:style-name="P154"><text:span text:style-name="Source_20_Text"/></text:p>
      <text:p text:style-name="P158"><text:span text:style-name="Source_20_Text"/></text:p>
      <text:p text:style-name="P159"><text:span text:style-name="Source_20_Text"><text:span text:style-name="T104">Puis nous savons copier le binaire Gitea vers une localitation globale :</text:span></text:span></text:p>
      <text:p text:style-name="P159"><text:span text:style-name="Source_20_Text"/></text:p>
      <text:p text:style-name="P159"><text:span text:style-name="Source_20_Text"><text:span text:style-name="T104">cp gitea /usr/local/bin/gitea</text:span></text:span></text:p>
      <text:p text:style-name="P159"><text:span text:style-name="Source_20_Text"/></text:p>
      <text:p text:style-name="P159"><text:span text:style-name="Source_20_Text"/></text:p>
      <text:p text:style-name="P159"><text:span text:style-name="Source_20_Text"/></text:p>
      <text:p text:style-name="P160"><text:span text:style-name="Source_20_Text"><text:span text:style-name="T105">2</text:span></text:span><text:span text:style-name="Source_20_Text"><text:span text:style-name="T107">e </text:span></text:span><text:span text:style-name="Source_20_Text"><text:span text:style-name="T105">étape :</text:span></text:span></text:p>
      <text:p text:style-name="P160"><text:span text:style-name="Source_20_Text"/></text:p>
      <text:p text:style-name="P165"><text:span text:style-name="Source_20_Text"><text:span text:style-name="T112">afin de lancer gitea, nous avons procédé ainsi :</text:span></text:span></text:p>
      <text:p text:style-name="P165"><text:span text:style-name="Source_20_Text"/></text:p>
      <text:p text:style-name="P166"><text:span text:style-name="Source_20_Text"><text:span text:style-name="T113">Pour commencer, nous avons crée un fichier « gitea.service » dans le répertoire « /etc/systemd/system/gitea.service », </text:span></text:span><text:span text:style-name="Source_20_Text"><text:span text:style-name="T114">puis nous y avons copié les lignes suivantes :</text:span></text:span></text:p>
      <text:p text:style-name="P166"><text:span text:style-name="Source_20_Text"/></text:p>
      <text:p text:style-name="P167"><text:span text:style-name="Source_20_Text"><text:span text:style-name="T114">[Unit]</text:span></text:span></text:p>
      <text:p text:style-name="P167"><text:span text:style-name="Source_20_Text"><text:span text:style-name="T114">Description=Gitea (Git with a cup of tea)</text:span></text:span></text:p>
      <text:p text:style-name="P167"><text:span text:style-name="Source_20_Text"><text:span text:style-name="T114">After=network.target</text:span></text:span></text:p>
      <text:p text:style-name="P167"><text:span text:style-name="Source_20_Text"><text:span text:style-name="T114">###</text:span></text:span></text:p>
      <text:p text:style-name="P167"><text:span text:style-name="Source_20_Text"><text:span text:style-name="T114"># Don't forget to add the database service dependencies</text:span></text:span></text:p>
      <text:p text:style-name="P167"><text:span text:style-name="Source_20_Text"><text:span text:style-name="T114">###</text:span></text:span></text:p>
      <text:p text:style-name="P167"><text:span text:style-name="Source_20_Text"><text:span text:style-name="T114">#</text:span></text:span></text:p>
      <text:p text:style-name="P167"><text:span text:style-name="Source_20_Text"><text:span text:style-name="T114">#Wants=mysql.service</text:span></text:span></text:p>
      <text:p text:style-name="P167"><text:span text:style-name="Source_20_Text"><text:span text:style-name="T114">#After=mysql.service</text:span></text:span></text:p>
      <text:p text:style-name="P167"><text:span text:style-name="Source_20_Text"><text:span text:style-name="T114">#</text:span></text:span></text:p>
      <text:p text:style-name="P167"><text:span text:style-name="Source_20_Text"><text:span text:style-name="T114">#Wants=mariadb.service</text:span></text:span></text:p>
      <text:p text:style-name="P167"><text:span text:style-name="Source_20_Text"><text:span text:style-name="T114">#After=mariadb.service</text:span></text:span></text:p>
      <text:p text:style-name="P167"><text:span text:style-name="Source_20_Text"><text:span text:style-name="T114">#</text:span></text:span></text:p>
      <text:p text:style-name="P167"><text:span text:style-name="Source_20_Text"><text:span text:style-name="T114">#Wants=postgresql.service</text:span></text:span></text:p>
      <text:p text:style-name="P167"><text:span text:style-name="Source_20_Text"><text:span text:style-name="T114">#After=postgresql.service</text:span></text:span></text:p>
      <text:p text:style-name="P167"><text:span text:style-name="Source_20_Text"><text:span text:style-name="T114">#</text:span></text:span></text:p>
      <text:p text:style-name="P167"><text:span text:style-name="Source_20_Text"><text:span text:style-name="T114">#Wants=memcached.service</text:span></text:span></text:p>
      <text:p text:style-name="P167"><text:span text:style-name="Source_20_Text"><text:span text:style-name="T114">#After=memcached.service</text:span></text:span></text:p>
      <text:p text:style-name="P167"><text:span text:style-name="Source_20_Text"><text:span text:style-name="T114">#</text:span></text:span></text:p>
      <text:p text:style-name="P167"><text:span text:style-name="Source_20_Text"><text:span text:style-name="T114">#Wants=redis.service</text:span></text:span></text:p>
      <text:p text:style-name="P167"><text:span text:style-name="Source_20_Text"><text:span text:style-name="T114">#After=redis.service</text:span></text:span></text:p>
      <text:p text:style-name="P167"><text:span text:style-name="Source_20_Text"><text:span text:style-name="T114">#</text:span></text:span></text:p>
      <text:p text:style-name="P167"><text:span text:style-name="Source_20_Text"><text:span text:style-name="T114">###</text:span></text:span></text:p>
      <text:p text:style-name="P167"><text:span text:style-name="Source_20_Text"><text:span text:style-name="T114"># If using socket activation for main http/s</text:span></text:span></text:p>
      <text:p text:style-name="P167"><text:span text:style-name="Source_20_Text"><text:span text:style-name="T114">###</text:span></text:span></text:p>
      <text:p text:style-name="P167"><text:span text:style-name="Source_20_Text"><text:span text:style-name="T114">#</text:span></text:span></text:p>
      <text:p text:style-name="P167"><text:span text:style-name="Source_20_Text"><text:span text:style-name="T114">#After=gitea.main.socket</text:span></text:span></text:p>
      <text:p text:style-name="P167"><text:span text:style-name="Source_20_Text"><text:span text:style-name="T114">#Requires=gitea.main.socket</text:span></text:span></text:p>
      <text:p text:style-name="P167"><text:span text:style-name="Source_20_Text"><text:span text:style-name="T114">#</text:span></text:span></text:p>
      <text:p text:style-name="P167"><text:span text:style-name="Source_20_Text"><text:span text:style-name="T114">###</text:span></text:span></text:p>
      <text:p text:style-name="P167"><text:span text:style-name="Source_20_Text"><text:span text:style-name="T114"># (You can also provide gitea an http fallback and/or ssh socket too)</text:span></text:span></text:p>
      <text:p text:style-name="P167"><text:soft-page-break/><text:span text:style-name="Source_20_Text"><text:span text:style-name="T114">#</text:span></text:span></text:p>
      <text:p text:style-name="P167"><text:span text:style-name="Source_20_Text"><text:span text:style-name="T114"># An example of /etc/systemd/system/gitea.main.socket</text:span></text:span></text:p>
      <text:p text:style-name="P167"><text:span text:style-name="Source_20_Text"><text:span text:style-name="T114">###</text:span></text:span></text:p>
      <text:p text:style-name="P167"><text:span text:style-name="Source_20_Text"><text:span text:style-name="T114">##</text:span></text:span></text:p>
      <text:p text:style-name="P167"><text:span text:style-name="Source_20_Text"><text:span text:style-name="T114">## [Unit]</text:span></text:span></text:p>
      <text:p text:style-name="P167"><text:span text:style-name="Source_20_Text"><text:span text:style-name="T114">## Description=Gitea Web Socket</text:span></text:span></text:p>
      <text:p text:style-name="P167"><text:span text:style-name="Source_20_Text"><text:span text:style-name="T114">## PartOf=gitea.service</text:span></text:span></text:p>
      <text:p text:style-name="P167"><text:span text:style-name="Source_20_Text"><text:span text:style-name="T114">##</text:span></text:span></text:p>
      <text:p text:style-name="P167"><text:span text:style-name="Source_20_Text"><text:span text:style-name="T114">## [Socket]</text:span></text:span></text:p>
      <text:p text:style-name="P167"><text:span text:style-name="Source_20_Text"><text:span text:style-name="T114">## Service=gitea.service</text:span></text:span></text:p>
      <text:p text:style-name="P167"><text:span text:style-name="Source_20_Text"><text:span text:style-name="T114">## ListenStream=&lt;some_port&gt;</text:span></text:span></text:p>
      <text:p text:style-name="P167"><text:span text:style-name="Source_20_Text"><text:span text:style-name="T114">## NoDelay=true</text:span></text:span></text:p>
      <text:p text:style-name="P167"><text:span text:style-name="Source_20_Text"><text:span text:style-name="T114">##</text:span></text:span></text:p>
      <text:p text:style-name="P167"><text:span text:style-name="Source_20_Text"><text:span text:style-name="T114">## [Install]</text:span></text:span></text:p>
      <text:p text:style-name="P167"><text:span text:style-name="Source_20_Text"><text:span text:style-name="T114">## WantedBy=sockets.target</text:span></text:span></text:p>
      <text:p text:style-name="P167"><text:span text:style-name="Source_20_Text"><text:span text:style-name="T114">##</text:span></text:span></text:p>
      <text:p text:style-name="P167"><text:span text:style-name="Source_20_Text"><text:span text:style-name="T114">###</text:span></text:span></text:p>
      <text:p text:style-name="P167"><text:span text:style-name="Source_20_Text"/></text:p>
      <text:p text:style-name="P167"><text:span text:style-name="Source_20_Text"><text:span text:style-name="T114">[Service]</text:span></text:span></text:p>
      <text:p text:style-name="P167"><text:span text:style-name="Source_20_Text"><text:span text:style-name="T114"># Uncomment the next line if you have repos with lots of files and get a HTTP 500 error because of that</text:span></text:span></text:p>
      <text:p text:style-name="P167"><text:span text:style-name="Source_20_Text"><text:span text:style-name="T114"># LimitNOFILE=524288:524288</text:span></text:span></text:p>
      <text:p text:style-name="P167"><text:span text:style-name="Source_20_Text"><text:span text:style-name="T114">RestartSec=2s</text:span></text:span></text:p>
      <text:p text:style-name="P167"><text:span text:style-name="Source_20_Text"><text:span text:style-name="T114">Type=simple</text:span></text:span></text:p>
      <text:p text:style-name="P167"><text:span text:style-name="Source_20_Text"><text:span text:style-name="T114">User=git</text:span></text:span></text:p>
      <text:p text:style-name="P167"><text:span text:style-name="Source_20_Text"><text:span text:style-name="T114">Group=git</text:span></text:span></text:p>
      <text:p text:style-name="P167"><text:span text:style-name="Source_20_Text"><text:span text:style-name="T114">WorkingDirectory=/var/lib/gitea/</text:span></text:span></text:p>
      <text:p text:style-name="P167"><text:span text:style-name="Source_20_Text"><text:span text:style-name="T114"># If using Unix socket: tells systemd to create the /run/gitea folder, which will contain the gitea.sock file</text:span></text:span></text:p>
      <text:p text:style-name="P167"><text:span text:style-name="Source_20_Text"><text:span text:style-name="T114"># (manually creating /run/gitea doesn't work, because it would not persist across reboots)</text:span></text:span></text:p>
      <text:p text:style-name="P167"><text:span text:style-name="Source_20_Text"><text:span text:style-name="T114">#RuntimeDirectory=gitea</text:span></text:span></text:p>
      <text:p text:style-name="P167"><text:span text:style-name="Source_20_Text"><text:span text:style-name="T114">ExecStart=/usr/local/bin/gitea web --config /etc/gitea/app.ini</text:span></text:span></text:p>
      <text:p text:style-name="P167"><text:span text:style-name="Source_20_Text"><text:span text:style-name="T114">Restart=always</text:span></text:span></text:p>
      <text:p text:style-name="P167"><text:span text:style-name="Source_20_Text"><text:span text:style-name="T114">Environment=USER=git HOME=/home/git GITEA_WORK_DIR=/var/lib/gitea</text:span></text:span></text:p>
      <text:p text:style-name="P167"><text:span text:style-name="Source_20_Text"><text:span text:style-name="T114"># If you install Git to directory prefix other than default PATH (which happens</text:span></text:span></text:p>
      <text:p text:style-name="P167"><text:span text:style-name="Source_20_Text"><text:span text:style-name="T114"># for example if you install other versions of Git side-to-side with</text:span></text:span></text:p>
      <text:p text:style-name="P167"><text:span text:style-name="Source_20_Text"><text:span text:style-name="T114"># distribution version), uncomment below line and add that prefix to PATH</text:span></text:span></text:p>
      <text:p text:style-name="P167"><text:span text:style-name="Source_20_Text"><text:span text:style-name="T114"># Don't forget to place git-lfs binary on the PATH below if you want to enable</text:span></text:span></text:p>
      <text:p text:style-name="P167"><text:span text:style-name="Source_20_Text"><text:span text:style-name="T114"># Git LFS support</text:span></text:span></text:p>
      <text:p text:style-name="P167"><text:span text:style-name="Source_20_Text"><text:span text:style-name="T114">#Environment=PATH=/path/to/git/bin:/bin:/sbin:/usr/bin:/usr/sbin</text:span></text:span></text:p>
      <text:p text:style-name="P167"><text:span text:style-name="Source_20_Text"><text:span text:style-name="T114"># If you want to bind Gitea to a port below 1024, uncomment</text:span></text:span></text:p>
      <text:p text:style-name="P167"><text:span text:style-name="Source_20_Text"><text:span text:style-name="T114"># the two values below, or use socket activation to pass Gitea its ports as above</text:span></text:span></text:p>
      <text:p text:style-name="P167"><text:span text:style-name="Source_20_Text"><text:span text:style-name="T114">###</text:span></text:span></text:p>
      <text:p text:style-name="P167"><text:span text:style-name="Source_20_Text"><text:span text:style-name="T114">#CapabilityBoundingSet=CAP_NET_BIND_SERVICE</text:span></text:span></text:p>
      <text:p text:style-name="P167"><text:span text:style-name="Source_20_Text"><text:span text:style-name="T114">#AmbientCapabilities=CAP_NET_BIND_SERVICE</text:span></text:span></text:p>
      <text:p text:style-name="P167"><text:span text:style-name="Source_20_Text"><text:span text:style-name="T114">###</text:span></text:span></text:p>
      <text:p text:style-name="P167"><text:span text:style-name="Source_20_Text"><text:span text:style-name="T114"># In some cases, when using CapabilityBoundingSet and AmbientCapabilities option, you may want to</text:span></text:span></text:p>
      <text:p text:style-name="P167"><text:span text:style-name="Source_20_Text"><text:span text:style-name="T114"># set the following value to false to allow capabilities to be applied on gitea process. The following</text:span></text:span></text:p>
      <text:p text:style-name="P167"><text:span text:style-name="Source_20_Text"><text:span text:style-name="T114"># value if set to true sandboxes gitea service and prevent any processes from running with privileges</text:span></text:span></text:p>
      <text:p text:style-name="P167"><text:span text:style-name="Source_20_Text"><text:span text:style-name="T114"># in the host user namespace.</text:span></text:span></text:p>
      <text:p text:style-name="P167"><text:span text:style-name="Source_20_Text"><text:span text:style-name="T114">###</text:span></text:span></text:p>
      <text:p text:style-name="P167"><text:span text:style-name="Source_20_Text"><text:span text:style-name="T114">#PrivateUsers=false</text:span></text:span></text:p>
      <text:p text:style-name="P167"><text:span text:style-name="Source_20_Text"><text:span text:style-name="T114">###</text:span></text:span></text:p>
      <text:p text:style-name="P167"><text:span text:style-name="Source_20_Text"/></text:p>
      <text:p text:style-name="P167"><text:span text:style-name="Source_20_Text"><text:span text:style-name="T114">[Install]</text:span></text:span></text:p>
      <text:p text:style-name="P167"><text:span text:style-name="Source_20_Text"><text:span text:style-name="T114">WantedBy=multi-user.target</text:span></text:span></text:p>
      <text:p text:style-name="P167"><text:span text:style-name="Source_20_Text"/></text:p>
      <text:p text:style-name="P167"><text:span text:style-name="Source_20_Text"/></text:p>
      <text:p text:style-name="P167"><text:span text:style-name="Source_20_Text"/></text:p>
      <text:p text:style-name="P167"><text:soft-page-break/><text:span text:style-name="Source_20_Text"/></text:p>
      <text:p text:style-name="P167"><text:span text:style-name="Source_20_Text"/></text:p>
      <text:p text:style-name="P167"><text:span text:style-name="Source_20_Text"/></text:p>
      <text:p text:style-name="P167"><text:span text:style-name="Source_20_Text"><text:span text:style-name="T114"><text:s/></text:span></text:span><text:span text:style-name="Source_20_Text"><text:span text:style-name="T115">Ensuite, nous avons activé et lancé Gitea en tant que boot avec les commandes suivantes :</text:span></text:span></text:p>
      <text:p text:style-name="P167"><text:span text:style-name="Source_20_Text"/></text:p>
      <text:p text:style-name="P167"><text:span text:style-name="Source_20_Text"><text:span text:style-name="T62">sudo systemctl enable gitea</text:span></text:span></text:p>
      <text:p text:style-name="P147"><text:span text:style-name="Source_20_Text"><text:span text:style-name="T62">sudo systemctl start gitea</text:span></text:span></text:p>
      <text:p text:style-name="P168"><text:span text:style-name="Source_20_Text"><text:span text:style-name="T116">Il est également possible d’activer et d’activer et de lancer Gitea à l’aide dee la commande suivante dans le cas où notre systemd se trouve en version 220 ou plus :</text:span></text:span></text:p>
      <text:p text:style-name="P168"><text:span text:style-name="Source_20_Text"/></text:p>
      <text:p text:style-name="P168"><text:span text:style-name="Source_20_Text"><text:span text:style-name="T62">sudo systemctl enable gitea --now</text:span></text:span></text:p>
      <text:p text:style-name="P168"><text:span text:style-name="Source_20_Text"/></text:p>
      <text:p text:style-name="P168"><text:span text:style-name="Source_20_Text"/></text:p>
      <text:p text:style-name="P169"><text:span text:style-name="Source_20_Text"><text:span text:style-name="T117">Par la suite, nous avons insatller supervisor à l’aide de la commande suivante :</text:span></text:span></text:p>
      <text:p text:style-name="P169"><text:span text:style-name="Source_20_Text"/></text:p>
      <text:p text:style-name="P169"><text:span text:style-name="Source_20_Text"><text:span text:style-name="T62">sudo apt install supervisor</text:span></text:span></text:p>
      <text:p text:style-name="P169"><text:span text:style-name="Source_20_Text"/></text:p>
      <text:p text:style-name="P169"><text:span text:style-name="Source_20_Text"/></text:p>
      <text:p text:style-name="P169"><text:span text:style-name="Source_20_Text"><text:span text:style-name="T117">(Il s’agit là d’un système client/serveur qui permet à ses utilisateurs de surveiller et de contr</text:span></text:span><text:span text:style-name="Source_20_Text"><text:span text:style-name="T94">ô</text:span></text:span><text:span text:style-name="Source_20_Text"><text:span text:style-name="T98">ler un certain nombre de processus sur des systèmes d’exploitation de type UNIX</text:span></text:span><text:span text:style-name="Source_20_Text"><text:span text:style-name="T99">).</text:span></text:span></text:p>
      <text:p text:style-name="P169"><text:span text:style-name="Source_20_Text"><text:span text:style-name="T99"/></text:span></text:p>
      <text:p text:style-name="P169"><text:span text:style-name="Source_20_Text"><text:span text:style-name="T99"/></text:span></text:p>
      <text:p text:style-name="P170"><text:span text:style-name="Source_20_Text"><text:span text:style-name="T100">La création d’un fichier supervisor fut ainsi nécessaire à l’utilisation de supervisor. Cela à été réalisé par nos soins à l’aide de la commande suivante :</text:span></text:span></text:p>
      <text:p text:style-name="P170"><text:span text:style-name="Source_20_Text"><text:span text:style-name="T100"/></text:span></text:p>
      <text:p text:style-name="P170"><text:span text:style-name="Source_20_Text"><text:span text:style-name="T66">mkdir /home/git/gitea/log/supervisor</text:span></text:span></text:p>
      <text:p text:style-name="P170"><text:span text:style-name="Source_20_Text"><text:span text:style-name="T100"/></text:span></text:p>
      <text:p text:style-name="P170"><text:span text:style-name="Source_20_Text"><text:span text:style-name="T100">(Cette commande s’exécute en supposant que Gitea est installé dans le fichier « /home/git/gitea »).</text:span></text:span></text:p>
      <text:p text:style-name="P170"><text:span text:style-name="Source_20_Text"><text:span text:style-name="T100"/></text:span></text:p>
      <text:p text:style-name="P170"><text:span text:style-name="Source_20_Text"><text:span text:style-name="T100"/></text:span></text:p>
      <text:p text:style-name="P171"><text:span text:style-name="Source_20_Text"><text:span text:style-name="T101">L’une des dernières étapes fut de configurer notre supervisor en inscrivant dans le fichier « /etc/supervisor/supervisord.conf » les lignes suivantes :</text:span></text:span></text:p>
      <text:p text:style-name="P171"><text:span text:style-name="Source_20_Text"><text:span text:style-name="T101"/></text:span></text:p>
      <text:p text:style-name="P171"><text:span text:style-name="Source_20_Text"><text:span text:style-name="T101"/></text:span></text:p>
      <text:p text:style-name="P171"><text:span text:style-name="Source_20_Text"><text:span text:style-name="T101"/></text:span></text:p>
      <text:p text:style-name="P171"><text:span text:style-name="Source_20_Text"><text:span text:style-name="T101">[program:gitea]</text:span></text:span></text:p>
      <text:p text:style-name="P171"><text:span text:style-name="Source_20_Text"><text:span text:style-name="T101">directory=/home/git/go/src/github.com/go-gitea/gitea/</text:span></text:span></text:p>
      <text:p text:style-name="P171"><text:span text:style-name="Source_20_Text"><text:span text:style-name="T101">command=/home/git/go/src/github.com/go-gitea/gitea/gitea web</text:span></text:span></text:p>
      <text:p text:style-name="P171"><text:span text:style-name="Source_20_Text"><text:span text:style-name="T101">autostart=true</text:span></text:span></text:p>
      <text:p text:style-name="P171"><text:span text:style-name="Source_20_Text"><text:span text:style-name="T101">autorestart=true</text:span></text:span></text:p>
      <text:p text:style-name="P171"><text:span text:style-name="Source_20_Text"><text:span text:style-name="T101">startsecs=10</text:span></text:span></text:p>
      <text:p text:style-name="P171"><text:span text:style-name="Source_20_Text"><text:span text:style-name="T101">stdout_logfile=/var/log/gitea/stdout.log</text:span></text:span></text:p>
      <text:p text:style-name="P171"><text:span text:style-name="Source_20_Text"><text:span text:style-name="T101">stdout_logfile_maxbytes=1MB</text:span></text:span></text:p>
      <text:p text:style-name="P171"><text:span text:style-name="Source_20_Text"><text:span text:style-name="T101">stdout_logfile_backups=10</text:span></text:span></text:p>
      <text:p text:style-name="P171"><text:span text:style-name="Source_20_Text"><text:span text:style-name="T101">stdout_capture_maxbytes=1MB</text:span></text:span></text:p>
      <text:p text:style-name="P171"><text:span text:style-name="Source_20_Text"><text:span text:style-name="T101">stderr_logfile=/var/log/gitea/stderr.log</text:span></text:span></text:p>
      <text:p text:style-name="P171"><text:span text:style-name="Source_20_Text"><text:span text:style-name="T101">stderr_logfile_maxbytes=1MB</text:span></text:span></text:p>
      <text:p text:style-name="P171"><text:span text:style-name="Source_20_Text"><text:span text:style-name="T101">stderr_logfile_backups=10</text:span></text:span></text:p>
      <text:p text:style-name="P171"><text:span text:style-name="Source_20_Text"><text:span text:style-name="T101">stderr_capture_maxbytes=1MB</text:span></text:span></text:p>
      <text:p text:style-name="P171"><text:span text:style-name="Source_20_Text"><text:span text:style-name="T101">user = git</text:span></text:span></text:p>
      <text:p text:style-name="P171"><text:span text:style-name="Source_20_Text"><text:span text:style-name="T101">environment = HOME="/home/git", USER="git"</text:span></text:span></text:p>
      <text:p text:style-name="P171"><text:span text:style-name="Source_20_Text"><text:span text:style-name="T101"/></text:span></text:p>
      <text:p text:style-name="P172"><text:span text:style-name="Source_20_Text"><text:span text:style-name="T102">Pour finir, nous avons activé et lancé supervisor en boot à l’aide des commandes suivantes :</text:span></text:span></text:p>
      <text:p text:style-name="P172"><text:span text:style-name="Source_20_Text"><text:span text:style-name="T102"/></text:span></text:p>
      <text:p text:style-name="P172"><text:span text:style-name="Source_20_Text"><text:span text:style-name="T102"/></text:span></text:p>
      <text:p text:style-name="P171"><text:span text:style-name="Source_20_Text"><text:span text:style-name="T101">sudo systemctl enable supervisor</text:span></text:span></text:p>
      <text:p text:style-name="P171"><text:span text:style-name="Source_20_Text"><text:span text:style-name="T101">sudo systemctl start supervisor</text:span></text:span></text:p>
      <text:p text:style-name="P171"><text:soft-page-break/><text:span text:style-name="Source_20_Text"><text:span text:style-name="T101"/></text:span></text:p>
      <text:p text:style-name="P172"><text:span text:style-name="Source_20_Text"><text:span text:style-name="T102">(ou à l’aide de la commande « </text:span></text:span><text:span text:style-name="Source_20_Text"><text:span text:style-name="T67">sudo systemctl enable supervisor --now »).</text:span></text:span></text:p>
      <text:p text:style-name="P172"><text:span text:style-name="Source_20_Text"><text:span text:style-name="T67"/></text:span></text:p>
      <text:p text:style-name="P172"><text:span text:style-name="Source_20_Text"><text:span text:style-name="T67"/></text:span></text:p>
      <text:p text:style-name="P173"><text:span text:style-name="Source_20_Text"><text:span text:style-name="T96">Les permission du </text:span></text:span><text:span text:style-name="Source_20_Text"><text:span text:style-name="T97">dossier</text:span></text:span><text:span text:style-name="Source_20_Text"><text:span text:style-name="T96"> gitea ont également été modifier une fois l’installation fini à l’aide des commandes suivantes :</text:span></text:span></text:p>
      <text:p text:style-name="P173"><text:span text:style-name="Source_20_Text"><text:span text:style-name="T96"/></text:span></text:p>
      <text:p text:style-name="P173"><text:span text:style-name="Source_20_Text"><text:span text:style-name="T65">chmod 750 /etc/gitea</text:span></text:span></text:p>
      <text:p text:style-name="P174"><text:span text:style-name="Source_20_Text"><text:span text:style-name="T69">chmod 640 /etc/gitea/app.ini</text:span></text:span></text:p>
      <text:p text:style-name="P174"><text:span text:style-name="Source_20_Text"><text:span text:style-name="T68"/></text:span></text:p>
      <text:p text:style-name="P174"><text:span text:style-name="Source_20_Text"><text:span text:style-name="T68"/></text:span></text:p>
      <text:p text:style-name="P176"><text:span text:style-name="Source_20_Text"><text:span text:style-name="T72">Q1)</text:span></text:span></text:p>
      <text:p text:style-name="P174"><text:span text:style-name="Source_20_Text"><text:span text:style-name="T68"/></text:span></text:p>
      <text:p text:style-name="P174"><text:span text:style-name="Source_20_Text"><text:span text:style-name="T69">Pour connaître la version de Gitea que nous avons installé, il faut exécuter la commande suivant :</text:span></text:span></text:p>
      <text:p text:style-name="P174"><text:span text:style-name="Source_20_Text"><text:span text:style-name="T69"/></text:span></text:p>
      <text:p text:style-name="P174"><text:span text:style-name="Source_20_Text"><text:span text:style-name="T69">gitea --version</text:span></text:span></text:p>
      <text:p text:style-name="P174"><text:span text:style-name="Source_20_Text"><text:span text:style-name="T69"/></text:span></text:p>
      <text:p text:style-name="P175"><text:span text:style-name="Source_20_Text"><text:span text:style-name="T70">Dans notre cas, nous avons installer la version 1.21.7 car il s’agit de la dernière version disponible </text:span></text:span><text:span text:style-name="Source_20_Text"><text:span text:style-name="T71">de Gitea.</text:span></text:span></text:p>
      <text:p text:style-name="P174"><text:span text:style-name="Source_20_Text"><text:span text:style-name="T69"/></text:span></text:p>
      <text:p text:style-name="P174"><text:span text:style-name="Source_20_Text"><text:span text:style-name="T69"/></text:span></text:p>
      <text:p text:style-name="P176"><text:span text:style-name="Source_20_Text"><text:span text:style-name="T72">Q2) </text:span></text:span><text:span text:style-name="Source_20_Text"><text:span text:style-name="T73">Pour mettre à jour le binaire de notre service sans devoir tout reconfigurer, nous devons stopper Gitea à l’aide de la commande « sudo systemctl stop gitea », puis nous devons remplacer le binaire actuellement installé par le binaire souhaité à l’emplacement « </text:span></text:span><text:span text:style-name="Source_20_Text"><text:span text:style-name="T74">usr</text:span></text:span><text:span text:style-name="Source_20_Text"><text:span text:style-name="T75">local/bin/gitea », puis nous devons relancer </text:span></text:span><text:span text:style-name="Source_20_Text"><text:span text:style-name="T76">G</text:span></text:span><text:span text:style-name="Source_20_Text"><text:span text:style-name="T75">itea.</text:span></text:span></text:p>
      <text:p text:style-name="P176"><text:span text:style-name="Source_20_Text"><text:span text:style-name="T75"/></text:span></text:p>
      <text:p text:style-name="P176"><text:span text:style-name="Source_20_Text"><text:span text:style-name="T75"/></text:span></text:p>
      <text:p text:style-name="P176"><text:span text:style-name="Source_20_Text"><text:span text:style-name="T75"/></text:span></text:p>
      <text:p text:style-name="P177"><text:span text:style-name="Source_20_Text"><text:span text:style-name="T77">Ainsi, nous pouvons dès à présent utilisé Gitea afin de réalisé plusieurs t</text:span></text:span><text:span text:style-name="Source_20_Text"><text:span text:style-name="T84">â</text:span></text:span><text:span text:style-name="Source_20_Text"><text:span text:style-name="T77">ches plut</text:span></text:span><text:span text:style-name="Source_20_Text"><text:span text:style-name="T84">ô</text:span></text:span><text:span text:style-name="Source_20_Text"><text:span text:style-name="T77">t efficaces pour la gestion de projet : </text:span></text:span></text:p>
      <text:p text:style-name="P177"><text:span text:style-name="Source_20_Text"><text:span text:style-name="T77"/></text:span></text:p>
      <text:p text:style-name="P177"><text:span text:style-name="Source_20_Text"><text:span text:style-name="T77"/></text:span></text:p>
      <text:p text:style-name="P177"><text:span text:style-name="Source_20_Text"><text:span text:style-name="T77">Nous pouvons migrer nos fichiers de la manière suivante :</text:span></text:span></text:p>
      <text:p text:style-name="P177"><text:span text:style-name="Source_20_Text"><text:span text:style-name="T77"/></text:span></text:p>
      <text:p text:style-name="P177"><text:span text:style-name="Source_20_Text"><text:span text:style-name="T77">PHOTO</text:span></text:span></text:p>
      <text:p text:style-name="P177"><text:span text:style-name="Source_20_Text"><text:span text:style-name="T77"/></text:span></text:p>
      <text:p text:style-name="P177"><text:span text:style-name="Source_20_Text"><text:span text:style-name="T77"/></text:span></text:p>
      <text:p text:style-name="P177"><text:span text:style-name="Source_20_Text"><text:span text:style-name="T77"/></text:span></text:p>
      <text:p text:style-name="P177"><text:span text:style-name="Source_20_Text"><text:span text:style-name="T77">Nous pouvons également créer un nouveau dép</text:span></text:span><text:span text:style-name="Source_20_Text"><text:span text:style-name="T84">ô</text:span></text:span><text:span text:style-name="Source_20_Text"><text:span text:style-name="T77">t de la manière suivante :</text:span></text:span></text:p>
      <text:p text:style-name="P177"><text:span text:style-name="Source_20_Text"><text:span text:style-name="T77"/></text:span></text:p>
      <text:p text:style-name="P178"><text:span text:style-name="Source_20_Text"><text:span text:style-name="T78">PHOTO</text:span></text:span></text:p>
      <text:p text:style-name="P178"><text:span text:style-name="Source_20_Text"><text:span text:style-name="T78"/></text:span></text:p>
      <text:p text:style-name="P178"><text:span text:style-name="Source_20_Text"><text:span text:style-name="T78"/></text:span></text:p>
      <text:p text:style-name="P178"><text:span text:style-name="Source_20_Text"><text:span text:style-name="T78"/></text:span></text:p>
      <text:p text:style-name="P178"><text:span text:style-name="Source_20_Text"><text:span text:style-name="T78"/></text:span></text:p>
      <text:p text:style-name="P178"><text:span text:style-name="Source_20_Text"><text:span text:style-name="T78">Cela nous amène sur la page suivante :</text:span></text:span></text:p>
      <text:p text:style-name="P178"><text:span text:style-name="Source_20_Text"><text:span text:style-name="T78"/></text:span></text:p>
      <text:p text:style-name="P179"><text:span text:style-name="Source_20_Text"><text:span text:style-name="T79">PHOTO</text:span></text:span></text:p>
      <text:p text:style-name="P179"><text:span text:style-name="Source_20_Text"><text:span text:style-name="T79"/></text:span></text:p>
      <text:p text:style-name="P179"><text:span text:style-name="Source_20_Text"><text:span text:style-name="T79"/></text:span></text:p>
      <text:p text:style-name="P179"><text:span text:style-name="Source_20_Text"><text:span text:style-name="T79">(Cette page contient les éléments sauvegarder dans nos dép</text:span></text:span><text:span text:style-name="Source_20_Text"><text:span text:style-name="T85">ôt</text:span></text:span><text:span text:style-name="Source_20_Text"><text:span text:style-name="T79">s </text:span></text:span><text:span text:style-name="Source_20_Text"><text:span text:style-name="T80">ainsi que la manière de cloner ce dép</text:span></text:span><text:span text:style-name="Source_20_Text"><text:span text:style-name="T86">ô</text:span></text:span><text:span text:style-name="Source_20_Text"><text:span text:style-name="T80">t</text:span></text:span><text:span text:style-name="Source_20_Text"><text:span text:style-name="T79">).</text:span></text:span></text:p>
      <text:p text:style-name="P179"><text:span text:style-name="Source_20_Text"><text:span text:style-name="T80"/></text:span></text:p>
      <text:p text:style-name="P179"><text:span text:style-name="Source_20_Text"><text:span text:style-name="T80"/></text:span></text:p>
      <text:p text:style-name="P180"><text:span text:style-name="Source_20_Text"><text:span text:style-name="T80">Nous pouvons également crée directement un nouveau fichier </text:span></text:span><text:span text:style-name="Source_20_Text"><text:span text:style-name="T81">dans notre dép</text:span></text:span><text:span text:style-name="Source_20_Text"><text:span text:style-name="T87">ô</text:span></text:span><text:span text:style-name="Source_20_Text"><text:span text:style-name="T81">ts en cliquant sur le bouton « Nouveau fichier », cela nous amène sur cette page :</text:span></text:span></text:p>
      <text:p text:style-name="P180"><text:span text:style-name="Source_20_Text"><text:span text:style-name="T81"/></text:span></text:p>
      <text:p text:style-name="P180"><text:span text:style-name="Source_20_Text"><text:span text:style-name="T81">PHOTO</text:span></text:span></text:p>
      <text:p text:style-name="P180"><text:span text:style-name="Source_20_Text"><text:span text:style-name="T81"/></text:span></text:p>
      <text:p text:style-name="P182"><text:span text:style-name="Source_20_Text"><text:span text:style-name="T83">Dans notre cas, nous avons crée un fichier nommé « test » comportant un texte simple afin de nous permettre de tester cette fonctionnalité.</text:span></text:span></text:p>
      <text:p text:style-name="P180"><text:span text:style-name="Source_20_Text"><text:span text:style-name="T81"/></text:span></text:p>
      <text:p text:style-name="P180"><text:soft-page-break/><text:span text:style-name="Source_20_Text"><text:span text:style-name="T81"/></text:span></text:p>
      <text:p text:style-name="P180"><text:span text:style-name="Source_20_Text"><text:span text:style-name="T81">Nous pouvons également ajouter/téléverser un fichier déjà existant à l’aide du bouton « Téléverser fichier », cela nous amène sur la page suivante :</text:span></text:span></text:p>
      <text:p text:style-name="P180"><text:span text:style-name="Source_20_Text"><text:span text:style-name="T81">PHOTO</text:span></text:span></text:p>
      <text:p text:style-name="P180"><text:span text:style-name="Source_20_Text"><text:span text:style-name="T81"/></text:span></text:p>
      <text:p text:style-name="P182"><text:span text:style-name="Source_20_Text"><text:span text:style-name="T83">Dans notre cas, nous avons téléversé notre rapport dans le fichier « rapport », et nous l’avons intitulé « Fantuz-Chrobot_Niel_Guislin_rapport ».</text:span></text:span></text:p>
      <text:p text:style-name="P180"><text:span text:style-name="Source_20_Text"><text:span text:style-name="T81"/></text:span></text:p>
      <text:p text:style-name="P180"><text:span text:style-name="Source_20_Text"><text:span text:style-name="T81"/></text:span></text:p>
      <text:p text:style-name="P181"><text:span text:style-name="Source_20_Text"><text:span text:style-name="T82">Après avoir fait tout cela, voici le résultat final :</text:span></text:span></text:p>
      <text:p text:style-name="P181"><text:span text:style-name="Source_20_Text"><text:span text:style-name="T82"/></text:span></text:p>
      <text:p text:style-name="P181"><text:span text:style-name="Source_20_Text"><text:span text:style-name="T82">PHOTO</text:span></text:span></text:p>
      <text:p text:style-name="P180"><text:span text:style-name="Source_20_Text"><text:span text:style-name="T81"/></text:span></text:p>
      <text:p text:style-name="P180"><text:span text:style-name="Source_20_Text"><text:span text:style-name="T81"/></text:span></text:p>
      <text:p text:style-name="P180"><text:span text:style-name="Source_20_Text"><text:span text:style-name="T80"><text:s/></text:span></text:span></text:p>
      <text:p text:style-name="P180"><text:span text:style-name="Source_20_Text"><text:span text:style-name="T80"/></text:span></text:p>
      <text:p text:style-name="P180"><text:span text:style-name="Source_20_Text"><text:span text:style-name="T80"/></text:span></text:p>
      <text:p text:style-name="P183"><text:span text:style-name="Source_20_Text"><text:span text:style-name="T56">POUR LA DERNIERE SEMAINE :</text:span></text:span></text:p>
      <text:p text:style-name="P183"><text:span text:style-name="Source_20_Text"><text:span text:style-name="T56"/></text:span></text:p>
      <text:p text:style-name="P183"><text:span text:style-name="Source_20_Text"><text:span text:style-name="T42">-templates</text:span></text:span></text:p>
      <text:p text:style-name="P183"><text:span text:style-name="Source_20_Text"><text:span text:style-name="T42">-tableaux doubles</text:span></text:span></text:p>
      <text:p text:style-name="P183"><text:span text:style-name="Source_20_Text"><text:span text:style-name="T42">-sommaire automatique</text:span></text:span></text:p>
      <text:p text:style-name="P183"><text:span text:style-name="Source_20_Text"><text:span text:style-name="T42">-…</text:span></text:span></text:p>
      <text:p text:style-name="P183"><text:span text:style-name="Source_20_Text"><text:span text:style-name="T42"/></text:span></text:p>
      <text:p text:style-name="P183"><text:span text:style-name="Source_20_Text"><text:span text:style-name="T42"/></text:span></text:p>
      <text:p text:style-name="P185"><text:span text:style-name="Source_20_Text"><text:span text:style-name="T43">Nous avons, pour cette dernière partie de notre projet, amélioré l’aspect esthétique de notre rapport via l’ajout d’un fichier CSS.</text:span></text:span></text:p>
      <text:p text:style-name="P185"><text:span text:style-name="Source_20_Text"><text:span text:style-name="T43"/></text:span></text:p>
      <text:p text:style-name="P185"><text:span text:style-name="Source_20_Text"><text:span text:style-name="T43">Nous avons d’abord commencer par récupérer le CSS déjà présent lors de la génération de la page HTML de notre rapport, puis nous y avons fait quelque modifications :</text:span></text:span></text:p>
      <text:p text:style-name="P185"><text:span text:style-name="Source_20_Text"><text:span text:style-name="T43"/></text:span></text:p>
      <text:p text:style-name="P185"><text:span text:style-name="Source_20_Text"><text:span text:style-name="T4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8T15:01:15.440861840</meta:creation-date>
    <dc:date>2024-03-18T13:23:24.542734049</dc:date>
    <meta:editing-duration>PT12H56M30S</meta:editing-duration>
    <meta:editing-cycles>211</meta:editing-cycles>
    <meta:generator>LibreOffice/7.3.7.2$Linux_X86_64 LibreOffice_project/30$Build-2</meta:generator>
    <meta:document-statistic meta:table-count="0" meta:image-count="0" meta:object-count="0" meta:page-count="19" meta:paragraph-count="402" meta:word-count="5359" meta:character-count="34794" meta:non-whitespace-character-count="29746"/>
  </office:meta>
</office:document-meta>
</file>